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1.852in"/>
    </style:style>
    <style:style style:name="co10" style:family="table-column">
      <style:table-column-properties fo:break-before="auto" style:column-width="1.090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number-columns-repeated="11" table:default-cell-style-name="Default"/>
        <table:table-row table:style-name="ro1">
          <table:table-cell table:number-columns-repeated="10"/>
          <table:table-cell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  <table:table-cell table:number-columns-repeated="15"/>
        </table:table-row>
        <table:table-row table:style-name="ro1"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Base HP</text:p>
          </table:table-cell>
          <table:table-cell office:value-type="string">
            <text:p>350</text:p>
          </table:table-cell>
          <table:table-cell office:value-type="string">
            <text:p>700</text:p>
          </table:table-cell>
          <table:table-cell office:value-type="string">
            <text:p>1400</text:p>
          </table:table-cell>
          <table:table-cell office:value-type="string">
            <text:p>2800</text:p>
          </table:table-cell>
          <table:table-cell office:value-type="string">
            <text:p>5600</text:p>
          </table:table-cell>
          <table:table-cell office:value-type="string">
            <text:p>10000</text:p>
          </table:table-cell>
          <table:table-cell office:value-type="string">
            <text:p>20000</text:p>
          </table:table-cell>
          <table:table-cell office:value-type="string">
            <text:p>40000</text:p>
          </table:table-cell>
          <table:table-cell office:value-type="string">
            <text:p>80000</text:p>
          </table:table-cell>
          <table:table-cell office:value-type="string">
            <text:p>15000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formula="of:=&quot;Armor A&quot;&amp;[.N9]" office:value-type="string" office:string-value="Armor A1">
            <text:p>Armor A1</text:p>
          </table:table-cell>
          <table:table-cell table:style-name="ce1" table:formula="of:=INDEX([Sheet2.$A$2:.$A$46];[Sheet1.B$4]*5-5+[.$N9])" office:value-type="string" office:string-value="13">
            <text:p>13</text:p>
          </table:table-cell>
          <table:table-cell table:style-name="ce1" table:formula="of:=INDEX([Sheet2.$A$2:.$A$46];[Sheet1.C$4]*5-5+[.$N9])" office:value-type="string" office:string-value="23">
            <text:p>23</text:p>
          </table:table-cell>
          <table:table-cell table:style-name="ce1" table:formula="of:=INDEX([Sheet2.$A$2:.$A$46];[Sheet1.D$4]*5-5+[.$N9])" office:value-type="string" office:string-value="42">
            <text:p>42</text:p>
          </table:table-cell>
          <table:table-cell table:style-name="ce1" table:formula="of:=INDEX([Sheet2.$A$2:.$A$46];[Sheet1.E$4]*5-5+[.$N9])" office:value-type="string" office:string-value="76">
            <text:p>76</text:p>
          </table:table-cell>
          <table:table-cell table:style-name="ce1" table:formula="of:=INDEX([Sheet2.$A$2:.$A$46];[Sheet1.F$4]*5-5+[.$N9])" office:value-type="string" office:string-value="134">
            <text:p>134</text:p>
          </table:table-cell>
          <table:table-cell table:style-name="ce1" table:formula="of:=INDEX([Sheet2.$A$2:.$A$46];[Sheet1.G$4]*5-5+[.$N9])" office:value-type="string" office:string-value="76">
            <text:p>76</text:p>
          </table:table-cell>
          <table:table-cell table:style-name="ce1" table:formula="of:=INDEX([Sheet2.$A$2:.$A$46];[Sheet1.H$4]*5-5+[.$N9])" office:value-type="string" office:string-value="126">
            <text:p>126</text:p>
          </table:table-cell>
          <table:table-cell table:style-name="ce1" table:formula="of:=INDEX([Sheet2.$A$2:.$A$46];[Sheet1.I$4]*5-5+[.$N9])" office:value-type="string" office:string-value="134">
            <text:p>134</text:p>
          </table:table-cell>
          <table:table-cell table:style-name="ce1" table:formula="of:=INDEX([Sheet2.$A$2:.$A$46];[Sheet1.J$4]*5-5+[.$N9])" office:value-type="string" office:string-value="134">
            <text:p>134</text:p>
          </table:table-cell>
          <table:table-cell table:style-name="ce1" table:formula="of:=INDEX([Sheet2.$A$2:.$A$46];[Sheet1.K4]*5-4)" office:value-type="float" office:value="0">
            <text:p>Err:5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formula="of:=&quot;Armor H&quot;&amp;[.N10]" office:value-type="string" office:string-value="Armor H1">
            <text:p>Armor H1</text:p>
          </table:table-cell>
          <table:table-cell table:style-name="ce1" table:formula="of:=INDEX([Sheet2.$B$2:.$B$46];[Sheet1.B$4]*5-5+[.$N10])" office:value-type="string" office:string-value="29">
            <text:p>29</text:p>
          </table:table-cell>
          <table:table-cell table:style-name="ce1" table:formula="of:=INDEX([Sheet2.$B$2:.$B$46];[Sheet1.C$4]*5-5+[.$N10])" office:value-type="string" office:string-value="54">
            <text:p>54</text:p>
          </table:table-cell>
          <table:table-cell table:style-name="ce1" table:formula="of:=INDEX([Sheet2.$B$2:.$B$46];[Sheet1.D$4]*5-5+[.$N10])" office:value-type="string" office:string-value="98">
            <text:p>98</text:p>
          </table:table-cell>
          <table:table-cell table:style-name="ce1" table:formula="of:=INDEX([Sheet2.$B$2:.$B$46];[Sheet1.E$4]*5-5+[.$N10])" office:value-type="string" office:string-value="176">
            <text:p>176</text:p>
          </table:table-cell>
          <table:table-cell table:style-name="ce1" table:formula="of:=INDEX([Sheet2.$B$2:.$B$46];[Sheet1.F$4]*5-5+[.$N10])" office:value-type="string" office:string-value="314">
            <text:p>314</text:p>
          </table:table-cell>
          <table:table-cell table:style-name="ce1" table:formula="of:=INDEX([Sheet2.$B$2:.$B$46];[Sheet1.G$4]*5-5+[.$N10])" office:value-type="string" office:string-value="176">
            <text:p>176</text:p>
          </table:table-cell>
          <table:table-cell table:style-name="ce1" table:formula="of:=INDEX([Sheet2.$B$2:.$B$46];[Sheet1.H$4]*5-5+[.$N10])" office:value-type="string" office:string-value="294">
            <text:p>294</text:p>
          </table:table-cell>
          <table:table-cell table:style-name="ce1" table:formula="of:=INDEX([Sheet2.$B$2:.$B$46];[Sheet1.I$4]*5-5+[.$N10])" office:value-type="string" office:string-value="314">
            <text:p>314</text:p>
          </table:table-cell>
          <table:table-cell table:style-name="ce1" table:formula="of:=INDEX([Sheet2.$B$2:.$B$46];[Sheet1.J$4]*5-5+[.$N10])" office:value-type="string" office:string-value="314">
            <text:p>314</text:p>
          </table:table-cell>
          <table:table-cell table:formula="of:=INDEX([Sheet2.$B$2:.$B$46];[Sheet1.K4]*5-4)" office:value-type="float" office:value="0">
            <text:p>Err:5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formula="of:=&quot;Armor Sum&quot;&amp;[.N11]" office:value-type="string" office:string-value="Armor Sum1">
            <text:p>Armor Sum1</text:p>
          </table:table-cell>
          <table:table-cell table:formula="of:=[Sheet1.B9]+[Sheet1.B10]" office:value-type="float" office:value="42">
            <text:p>42</text:p>
          </table:table-cell>
          <table:table-cell table:formula="of:=[Sheet1.C9]+[Sheet1.C10]" office:value-type="float" office:value="77">
            <text:p>77</text:p>
          </table:table-cell>
          <table:table-cell table:formula="of:=[Sheet1.D9]+[Sheet1.D10]" office:value-type="float" office:value="140">
            <text:p>140</text:p>
          </table:table-cell>
          <table:table-cell table:formula="of:=[Sheet1.E9]+[Sheet1.E10]" office:value-type="float" office:value="252">
            <text:p>252</text:p>
          </table:table-cell>
          <table:table-cell table:formula="of:=[Sheet1.F9]+[Sheet1.F10]" office:value-type="float" office:value="448">
            <text:p>448</text:p>
          </table:table-cell>
          <table:table-cell table:formula="of:=[Sheet1.G9]+[Sheet1.G10]" office:value-type="float" office:value="252">
            <text:p>252</text:p>
          </table:table-cell>
          <table:table-cell table:formula="of:=[Sheet1.H9]+[Sheet1.H10]" office:value-type="float" office:value="420">
            <text:p>420</text:p>
          </table:table-cell>
          <table:table-cell table:formula="of:=[Sheet1.I9]+[Sheet1.I10]" office:value-type="float" office:value="448">
            <text:p>448</text:p>
          </table:table-cell>
          <table:table-cell table:formula="of:=[Sheet1.J9]+[Sheet1.J10]" office:value-type="float" office:value="448">
            <text:p>448</text:p>
          </table:table-cell>
          <table:table-cell table:formula="of:=[Sheet1.K9]+[Sheet1.K10]" office:value-type="float" office:value="0">
            <text:p>Err:5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table:number-columns-repeated="5"/>
        </table:table-row>
        <table:table-row table:style-name="ro1">
          <table:table-cell table:formula="of:=&quot;DR A&quot;&amp;[.N12]&amp;&quot;[1]&quot;" office:value-type="string" office:string-value="DR A1[1]">
            <text:p>DR A1[1]</text:p>
          </table:table-cell>
          <table:table-cell table:formula="of:=[Sheet1.B9]/([Sheet1.$B$3]*[Sheet1.B$6])" office:value-type="float" office:value="0.13">
            <text:p>0.13</text:p>
          </table:table-cell>
          <table:table-cell table:formula="of:=[Sheet1.C9]/([Sheet1.$B$3]*[Sheet1.C6])" office:value-type="float" office:value="0.115">
            <text:p>0.115</text:p>
          </table:table-cell>
          <table:table-cell table:formula="of:=[Sheet1.D9]/([Sheet1.$B$3]*[Sheet1.D6])" office:value-type="float" office:value="0.105">
            <text:p>0.105</text:p>
          </table:table-cell>
          <table:table-cell table:formula="of:=[Sheet1.E9]/([Sheet1.$B$3]*[Sheet1.E6])" office:value-type="float" office:value="0.095">
            <text:p>0.095</text:p>
          </table:table-cell>
          <table:table-cell table:formula="of:=[Sheet1.F9]/([Sheet1.$B$3]*[Sheet1.F6])" office:value-type="float" office:value="0.08375">
            <text:p>0.08375</text:p>
          </table:table-cell>
          <table:table-cell table:formula="of:=[Sheet1.G9]/([Sheet1.$B$3]*[Sheet1.G6])" office:value-type="float" office:value="0.126666666666667">
            <text:p>0.1266666667</text:p>
          </table:table-cell>
          <table:table-cell table:formula="of:=[Sheet1.H9]/([Sheet1.$B$3]*[Sheet1.H6])" office:value-type="float" office:value="0.105">
            <text:p>0.105</text:p>
          </table:table-cell>
          <table:table-cell table:formula="of:=[Sheet1.I9]/([Sheet1.$B$3]*[Sheet1.I6])" office:value-type="float" office:value="0.08375">
            <text:p>0.08375</text:p>
          </table:table-cell>
          <table:table-cell table:formula="of:=[Sheet1.J9]/([Sheet1.$B$3]*[Sheet1.J6])" office:value-type="float" office:value="0.08375">
            <text:p>0.08375</text:p>
          </table:table-cell>
          <table:table-cell table:formula="of:=[Sheet1.K9]/([Sheet1.$B$3]*[Sheet1.K6])" office:value-type="float" office:value="0">
            <text:p>Err:50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1/(1-INDEX([.B$9:.B$37];([.$P12]-1)*6+4))" office:value-type="float" office:value="1.14942528735632">
            <text:p>1.1494252874</text:p>
          </table:table-cell>
          <table:table-cell table:formula="of:=1/(1-INDEX([.C$9:.C$37];([.$P12]-1)*6+4))" office:value-type="float" office:value="1.12994350282486">
            <text:p>1.1299435028</text:p>
          </table:table-cell>
          <table:table-cell table:formula="of:=1/(1-INDEX([.D$9:.D$37];([.$P12]-1)*6+4))" office:value-type="float" office:value="1.11731843575419">
            <text:p>1.1173184358</text:p>
          </table:table-cell>
          <table:table-cell table:formula="of:=1/(1-INDEX([.E$9:.E$37];([.$P12]-1)*6+4))" office:value-type="float" office:value="1.10497237569061">
            <text:p>1.1049723757</text:p>
          </table:table-cell>
          <table:table-cell table:formula="of:=1/(1-INDEX([.F$9:.F$37];([.$P12]-1)*6+4))" office:value-type="float" office:value="1.09140518417462">
            <text:p>1.0914051842</text:p>
          </table:table-cell>
          <table:table-cell table:number-columns-repeated="5"/>
        </table:table-row>
        <table:table-row table:style-name="ro1">
          <table:table-cell table:formula="of:=&quot;DR AH&quot;&amp;[.N13]&amp;&quot;[1]&quot;" office:value-type="string" office:string-value="DR AH1[1]">
            <text:p>DR AH1[1]</text:p>
          </table:table-cell>
          <table:table-cell table:formula="of:=[Sheet1.B11]/([Sheet1.$B$3]*[Sheet1.B$6])" office:value-type="float" office:value="0.42">
            <text:p>0.42</text:p>
          </table:table-cell>
          <table:table-cell table:formula="of:=[Sheet1.C11]/([Sheet1.$B$3]*[Sheet1.C$6])" office:value-type="float" office:value="0.385">
            <text:p>0.385</text:p>
          </table:table-cell>
          <table:table-cell table:formula="of:=[Sheet1.D11]/([Sheet1.$B$3]*[Sheet1.D$6])" office:value-type="float" office:value="0.35">
            <text:p>0.35</text:p>
          </table:table-cell>
          <table:table-cell table:formula="of:=[Sheet1.E11]/([Sheet1.$B$3]*[Sheet1.E$6])" office:value-type="float" office:value="0.315">
            <text:p>0.315</text:p>
          </table:table-cell>
          <table:table-cell table:formula="of:=[Sheet1.F11]/([Sheet1.$B$3]*[Sheet1.F$6])" office:value-type="float" office:value="0.28">
            <text:p>0.28</text:p>
          </table:table-cell>
          <table:table-cell table:formula="of:=[Sheet1.G11]/([Sheet1.$B$3]*[Sheet1.G$6])" office:value-type="float" office:value="0.42">
            <text:p>0.42</text:p>
          </table:table-cell>
          <table:table-cell table:formula="of:=[Sheet1.H11]/([Sheet1.$B$3]*[Sheet1.H$6])" office:value-type="float" office:value="0.35">
            <text:p>0.35</text:p>
          </table:table-cell>
          <table:table-cell table:formula="of:=[Sheet1.I11]/([Sheet1.$B$3]*[Sheet1.I$6])" office:value-type="float" office:value="0.28">
            <text:p>0.28</text:p>
          </table:table-cell>
          <table:table-cell table:formula="of:=[Sheet1.J11]/([Sheet1.$B$3]*[Sheet1.J$6])" office:value-type="float" office:value="0.28">
            <text:p>0.28</text:p>
          </table:table-cell>
          <table:table-cell table:formula="of:=[Sheet1.K11]/([Sheet1.$B$3]*[Sheet1.K$6])" office:value-type="float" office:value="0">
            <text:p>Err:50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1/(1-INDEX([.B$9:.B$37];([.$P13]-1)*6+4))" office:value-type="float" office:value="1.17647058823529">
            <text:p>1.1764705882</text:p>
          </table:table-cell>
          <table:table-cell table:formula="of:=1/(1-INDEX([.C$9:.C$37];([.$P13]-1)*6+4))" office:value-type="float" office:value="1.17647058823529">
            <text:p>1.1764705882</text:p>
          </table:table-cell>
          <table:table-cell table:formula="of:=1/(1-INDEX([.D$9:.D$37];([.$P13]-1)*6+4))" office:value-type="float" office:value="1.16618075801749">
            <text:p>1.166180758</text:p>
          </table:table-cell>
          <table:table-cell table:formula="of:=1/(1-INDEX([.E$9:.E$37];([.$P13]-1)*6+4))" office:value-type="float" office:value="1.15774240231548">
            <text:p>1.1577424023</text:p>
          </table:table-cell>
          <table:table-cell table:formula="of:=1/(1-INDEX([.F$9:.F$37];([.$P13]-1)*6+4))" office:value-type="float" office:value="1.14204139900071">
            <text:p>1.142041399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table:formula="of:=1/(1-INDEX([.B$9:.B$37];([.$P14]-1)*6+4))" office:value-type="float" office:value="1.20481927710843">
            <text:p>1.2048192771</text:p>
          </table:table-cell>
          <table:table-cell table:formula="of:=1/(1-INDEX([.C$9:.C$37];([.$P14]-1)*6+4))" office:value-type="float" office:value="1.20481927710843">
            <text:p>1.2048192771</text:p>
          </table:table-cell>
          <table:table-cell table:formula="of:=1/(1-INDEX([.D$9:.D$37];([.$P14]-1)*6+4))" office:value-type="float" office:value="1.20845921450151">
            <text:p>1.2084592145</text:p>
          </table:table-cell>
          <table:table-cell table:formula="of:=1/(1-INDEX([.E$9:.E$37];([.$P14]-1)*6+4))" office:value-type="float" office:value="1.20300751879699">
            <text:p>1.2030075188</text:p>
          </table:table-cell>
          <table:table-cell table:formula="of:=1/(1-INDEX([.F$9:.F$37];([.$P14]-1)*6+4))" office:value-type="float" office:value="1.1887072808321">
            <text:p>1.1887072808</text:p>
          </table:table-cell>
          <table:table-cell table:number-columns-repeated="5"/>
        </table:table-row>
        <table:table-row table:style-name="ro1">
          <table:table-cell table:formula="of:=&quot;Armor A&quot;&amp;[.N15]" office:value-type="string" office:string-value="Armor A2">
            <text:p>Armor A2</text:p>
          </table:table-cell>
          <table:table-cell table:style-name="ce1" table:formula="of:=INDEX([Sheet2.$A$2:.$A$46];[Sheet1.B$4]*5-5+[.$N15])" office:value-type="string" office:string-value="15">
            <text:p>15</text:p>
          </table:table-cell>
          <table:table-cell table:style-name="ce1" table:formula="of:=INDEX([Sheet2.$A$2:.$A$46];[Sheet1.C$4]*5-5+[.$N15])" office:value-type="string" office:string-value="30">
            <text:p>30</text:p>
          </table:table-cell>
          <table:table-cell table:style-name="ce1" table:formula="of:=INDEX([Sheet2.$A$2:.$A$46];[Sheet1.D$4]*5-5+[.$N15])" office:value-type="string" office:string-value="57">
            <text:p>57</text:p>
          </table:table-cell>
          <table:table-cell table:style-name="ce1" table:formula="of:=INDEX([Sheet2.$A$2:.$A$46];[Sheet1.E$4]*5-5+[.$N15])" office:value-type="string" office:string-value="109">
            <text:p>109</text:p>
          </table:table-cell>
          <table:table-cell table:style-name="ce1" table:formula="of:=INDEX([Sheet2.$A$2:.$A$46];[Sheet1.F$4]*5-5+[.$N15])" office:value-type="string" office:string-value="199">
            <text:p>199</text:p>
          </table:table-cell>
          <table:table-cell table:style-name="ce1" table:formula="of:=INDEX([Sheet2.$A$2:.$A$46];[Sheet1.G$4]*5-5+[.$N15])" office:value-type="string" office:string-value="89">
            <text:p>89</text:p>
          </table:table-cell>
          <table:table-cell table:style-name="ce1" table:formula="of:=INDEX([Sheet2.$A$2:.$A$46];[Sheet1.H$4]*5-5+[.$N15])" office:value-type="string" office:string-value="172">
            <text:p>172</text:p>
          </table:table-cell>
          <table:table-cell table:style-name="ce1" table:formula="of:=INDEX([Sheet2.$A$2:.$A$46];[Sheet1.I$4]*5-5+[.$N15])" office:value-type="string" office:string-value="199">
            <text:p>199</text:p>
          </table:table-cell>
          <table:table-cell table:style-name="ce1" table:formula="of:=INDEX([Sheet2.$A$2:.$A$46];[Sheet1.J$4]*5-5+[.$N15])" office:value-type="string" office:string-value="199">
            <text:p>199</text:p>
          </table:table-cell>
          <table:table-cell table:style-name="ce1" table:formula="of:=INDEX([Sheet2.$A$2:.$A$46];[Sheet1.K#REF!]*5)" office:value-type="float" office:value="0">
            <text:p>#REF!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1/(1-INDEX([.B$9:.B$37];([.$P15]-1)*6+4))" office:value-type="float" office:value="1.21951219512195">
            <text:p>1.2195121951</text:p>
          </table:table-cell>
          <table:table-cell table:formula="of:=1/(1-INDEX([.C$9:.C$37];([.$P15]-1)*6+4))" office:value-type="float" office:value="1.22699386503067">
            <text:p>1.226993865</text:p>
          </table:table-cell>
          <table:table-cell table:formula="of:=1/(1-INDEX([.D$9:.D$37];([.$P15]-1)*6+4))" office:value-type="float" office:value="1.23456790123457">
            <text:p>1.2345679012</text:p>
          </table:table-cell>
          <table:table-cell table:formula="of:=1/(1-INDEX([.E$9:.E$37];([.$P15]-1)*6+4))" office:value-type="float" office:value="1.23647604327666">
            <text:p>1.2364760433</text:p>
          </table:table-cell>
          <table:table-cell table:formula="of:=1/(1-INDEX([.F$9:.F$37];([.$P15]-1)*6+4))" office:value-type="float" office:value="1.23076923076923">
            <text:p>1.2307692308</text:p>
          </table:table-cell>
          <table:table-cell table:number-columns-repeated="5"/>
        </table:table-row>
        <table:table-row table:style-name="ro1">
          <table:table-cell table:formula="of:=&quot;Armor H&quot;&amp;[.N16]" office:value-type="string" office:string-value="Armor H2">
            <text:p>Armor H2</text:p>
          </table:table-cell>
          <table:table-cell table:style-name="ce1" table:formula="of:=INDEX([Sheet2.$B$2:.$B$46];[Sheet1.B$4]*5-5+[.$N16])" office:value-type="string" office:string-value="35">
            <text:p>35</text:p>
          </table:table-cell>
          <table:table-cell table:style-name="ce1" table:formula="of:=INDEX([Sheet2.$B$2:.$B$46];[Sheet1.C$4]*5-5+[.$N16])" office:value-type="string" office:string-value="69">
            <text:p>69</text:p>
          </table:table-cell>
          <table:table-cell table:style-name="ce1" table:formula="of:=INDEX([Sheet2.$B$2:.$B$46];[Sheet1.D$4]*5-5+[.$N16])" office:value-type="string" office:string-value="134">
            <text:p>134</text:p>
          </table:table-cell>
          <table:table-cell table:style-name="ce1" table:formula="of:=INDEX([Sheet2.$B$2:.$B$46];[Sheet1.E$4]*5-5+[.$N16])" office:value-type="string" office:string-value="254">
            <text:p>254</text:p>
          </table:table-cell>
          <table:table-cell table:style-name="ce1" table:formula="of:=INDEX([Sheet2.$B$2:.$B$46];[Sheet1.F$4]*5-5+[.$N16])" office:value-type="string" office:string-value="465">
            <text:p>465</text:p>
          </table:table-cell>
          <table:table-cell table:style-name="ce1" table:formula="of:=INDEX([Sheet2.$B$2:.$B$46];[Sheet1.G$4]*5-5+[.$N16])" office:value-type="string" office:string-value="207">
            <text:p>207</text:p>
          </table:table-cell>
          <table:table-cell table:style-name="ce1" table:formula="of:=INDEX([Sheet2.$B$2:.$B$46];[Sheet1.H$4]*5-5+[.$N16])" office:value-type="string" office:string-value="402">
            <text:p>402</text:p>
          </table:table-cell>
          <table:table-cell table:style-name="ce1" table:formula="of:=INDEX([Sheet2.$B$2:.$B$46];[Sheet1.I$4]*5-5+[.$N16])" office:value-type="string" office:string-value="465">
            <text:p>465</text:p>
          </table:table-cell>
          <table:table-cell table:style-name="ce1" table:formula="of:=INDEX([Sheet2.$B$2:.$B$46];[Sheet1.J$4]*5-5+[.$N16])" office:value-type="string" office:string-value="465">
            <text:p>465</text:p>
          </table:table-cell>
          <table:table-cell table:formula="of:=INDEX([Sheet2.$B$2:.$B$46];[Sheet1.K#REF!]*5)" office:value-type="float" office:value="0">
            <text:p>#REF!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1/(1-INDEX([.B$9:.B$37];([.$P16]-1)*6+4))" office:value-type="float" office:value="1.23456790123457">
            <text:p>1.2345679012</text:p>
          </table:table-cell>
          <table:table-cell table:formula="of:=1/(1-INDEX([.C$9:.C$37];([.$P16]-1)*6+4))" office:value-type="float" office:value="1.24223602484472">
            <text:p>1.2422360248</text:p>
          </table:table-cell>
          <table:table-cell table:formula="of:=1/(1-INDEX([.D$9:.D$37];([.$P16]-1)*6+4))" office:value-type="float" office:value="1.25">
            <text:p>1.25</text:p>
          </table:table-cell>
          <table:table-cell table:formula="of:=1/(1-INDEX([.E$9:.E$37];([.$P16]-1)*6+4))" office:value-type="float" office:value="1.25786163522013">
            <text:p>1.2578616352</text:p>
          </table:table-cell>
          <table:table-cell table:formula="of:=1/(1-INDEX([.F$9:.F$37];([.$P16]-1)*6+4))" office:value-type="float" office:value="1.26582278481013">
            <text:p>1.2658227848</text:p>
          </table:table-cell>
          <table:table-cell table:number-columns-repeated="5"/>
        </table:table-row>
        <table:table-row table:style-name="ro1">
          <table:table-cell table:formula="of:=&quot;Armor Sum&quot;&amp;[.N17]" office:value-type="string" office:string-value="Armor Sum2">
            <text:p>Armor Sum2</text:p>
          </table:table-cell>
          <table:table-cell table:formula="of:=[Sheet1.B15]+[Sheet1.B16]" office:value-type="float" office:value="50">
            <text:p>50</text:p>
          </table:table-cell>
          <table:table-cell table:formula="of:=[Sheet1.C15]+[Sheet1.C16]" office:value-type="float" office:value="99">
            <text:p>99</text:p>
          </table:table-cell>
          <table:table-cell table:formula="of:=[Sheet1.D15]+[Sheet1.D16]" office:value-type="float" office:value="191">
            <text:p>191</text:p>
          </table:table-cell>
          <table:table-cell table:formula="of:=[Sheet1.E15]+[Sheet1.E16]" office:value-type="float" office:value="363">
            <text:p>363</text:p>
          </table:table-cell>
          <table:table-cell table:formula="of:=[Sheet1.F15]+[Sheet1.F16]" office:value-type="float" office:value="664">
            <text:p>664</text:p>
          </table:table-cell>
          <table:table-cell table:formula="of:=[Sheet1.G15]+[Sheet1.G16]" office:value-type="float" office:value="296">
            <text:p>296</text:p>
          </table:table-cell>
          <table:table-cell table:formula="of:=[Sheet1.H15]+[Sheet1.H16]" office:value-type="float" office:value="574">
            <text:p>574</text:p>
          </table:table-cell>
          <table:table-cell table:formula="of:=[Sheet1.I15]+[Sheet1.I16]" office:value-type="float" office:value="664">
            <text:p>664</text:p>
          </table:table-cell>
          <table:table-cell table:formula="of:=[Sheet1.J15]+[Sheet1.J16]" office:value-type="float" office:value="664">
            <text:p>664</text:p>
          </table:table-cell>
          <table:table-cell table:formula="of:=[Sheet1.K15]+[Sheet1.K16]" office:value-type="float" office:value="0">
            <text:p>#REF!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table:style-name="ce3" table:number-columns-repeated="5"/>
        </table:table-row>
        <table:table-row table:style-name="ro1">
          <table:table-cell table:formula="of:=&quot;DR A&quot;&amp;[.N18]&amp;&quot;[1]&quot;" office:value-type="string" office:string-value="DR A2[1]">
            <text:p>DR A2[1]</text:p>
          </table:table-cell>
          <table:table-cell table:formula="of:=[Sheet1.B15]/([Sheet1.$B$3]*[Sheet1.B$6])" office:value-type="float" office:value="0.15">
            <text:p>0.15</text:p>
          </table:table-cell>
          <table:table-cell table:formula="of:=[Sheet1.C15]/([Sheet1.$B$3]*[Sheet1.C$6])" office:value-type="float" office:value="0.15">
            <text:p>0.15</text:p>
          </table:table-cell>
          <table:table-cell table:formula="of:=[Sheet1.D15]/([Sheet1.$B$3]*[Sheet1.D$6])" office:value-type="float" office:value="0.1425">
            <text:p>0.1425</text:p>
          </table:table-cell>
          <table:table-cell table:formula="of:=[Sheet1.E15]/([Sheet1.$B$3]*[Sheet1.E$6])" office:value-type="float" office:value="0.13625">
            <text:p>0.13625</text:p>
          </table:table-cell>
          <table:table-cell table:formula="of:=[Sheet1.F15]/([Sheet1.$B$3]*[Sheet1.F$6])" office:value-type="float" office:value="0.124375">
            <text:p>0.124375</text:p>
          </table:table-cell>
          <table:table-cell table:formula="of:=[Sheet1.G15]/([Sheet1.$B$3]*[Sheet1.G$6])" office:value-type="float" office:value="0.148333333333333">
            <text:p>0.1483333333</text:p>
          </table:table-cell>
          <table:table-cell table:formula="of:=[Sheet1.H15]/([Sheet1.$B$3]*[Sheet1.H$6])" office:value-type="float" office:value="0.143333333333333">
            <text:p>0.1433333333</text:p>
          </table:table-cell>
          <table:table-cell table:formula="of:=[Sheet1.I15]/([Sheet1.$B$3]*[Sheet1.I$6])" office:value-type="float" office:value="0.124375">
            <text:p>0.124375</text:p>
          </table:table-cell>
          <table:table-cell table:formula="of:=[Sheet1.J15]/([Sheet1.$B$3]*[Sheet1.J$6])" office:value-type="float" office:value="0.124375">
            <text:p>0.124375</text:p>
          </table:table-cell>
          <table:table-cell table:formula="of:=[Sheet1.K15]/([Sheet1.$B$3]*[Sheet1.K1])" office:value-type="float" office:value="0">
            <text:p>#REF!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1/(1-INDEX([.B$9:.B$37];([.$P18]-1)*6+5))" office:value-type="float" office:value="1.72413793103448">
            <text:p>1.724137931</text:p>
          </table:table-cell>
          <table:table-cell table:style-name="ce3" table:formula="of:=1/(1-INDEX([.C$9:.C$37];([.$P18]-1)*6+5))" office:value-type="float" office:value="1.6260162601626">
            <text:p>1.6260162602</text:p>
          </table:table-cell>
          <table:table-cell table:style-name="ce3" table:formula="of:=1/(1-INDEX([.D$9:.D$37];([.$P18]-1)*6+5))" office:value-type="float" office:value="1.53846153846154">
            <text:p>1.5384615385</text:p>
          </table:table-cell>
          <table:table-cell table:style-name="ce3" table:formula="of:=1/(1-INDEX([.E$9:.E$37];([.$P18]-1)*6+5))" office:value-type="float" office:value="1.45985401459854">
            <text:p>1.4598540146</text:p>
          </table:table-cell>
          <table:table-cell table:style-name="ce3" table:formula="of:=1/(1-INDEX([.F$9:.F$37];([.$P18]-1)*6+5))" office:value-type="float" office:value="1.38888888888889">
            <text:p>1.3888888889</text:p>
          </table:table-cell>
          <table:table-cell table:number-columns-repeated="5"/>
        </table:table-row>
        <table:table-row table:style-name="ro1">
          <table:table-cell table:formula="of:=&quot;DR AH&quot;&amp;[.N19]&amp;&quot;[1]&quot;" office:value-type="string" office:string-value="DR AH2[1]">
            <text:p>DR AH2[1]</text:p>
          </table:table-cell>
          <table:table-cell table:formula="of:=[Sheet1.B17]/([Sheet1.$B$3]*[Sheet1.B$6])" office:value-type="float" office:value="0.5">
            <text:p>0.5</text:p>
          </table:table-cell>
          <table:table-cell table:formula="of:=[Sheet1.C17]/([Sheet1.$B$3]*[Sheet1.C$6])" office:value-type="float" office:value="0.495">
            <text:p>0.495</text:p>
          </table:table-cell>
          <table:table-cell table:formula="of:=[Sheet1.D17]/([Sheet1.$B$3]*[Sheet1.D$6])" office:value-type="float" office:value="0.4775">
            <text:p>0.4775</text:p>
          </table:table-cell>
          <table:table-cell table:formula="of:=[Sheet1.E17]/([Sheet1.$B$3]*[Sheet1.E$6])" office:value-type="float" office:value="0.45375">
            <text:p>0.45375</text:p>
          </table:table-cell>
          <table:table-cell table:formula="of:=[Sheet1.F17]/([Sheet1.$B$3]*[Sheet1.F$6])" office:value-type="float" office:value="0.415">
            <text:p>0.415</text:p>
          </table:table-cell>
          <table:table-cell table:formula="of:=[Sheet1.G17]/([Sheet1.$B$3]*[Sheet1.G$6])" office:value-type="float" office:value="0.493333333333333">
            <text:p>0.4933333333</text:p>
          </table:table-cell>
          <table:table-cell table:formula="of:=[Sheet1.H17]/([Sheet1.$B$3]*[Sheet1.H$6])" office:value-type="float" office:value="0.478333333333333">
            <text:p>0.4783333333</text:p>
          </table:table-cell>
          <table:table-cell table:formula="of:=[Sheet1.I17]/([Sheet1.$B$3]*[Sheet1.I$6])" office:value-type="float" office:value="0.415">
            <text:p>0.415</text:p>
          </table:table-cell>
          <table:table-cell table:formula="of:=[Sheet1.J17]/([Sheet1.$B$3]*[Sheet1.J$6])" office:value-type="float" office:value="0.415">
            <text:p>0.415</text:p>
          </table:table-cell>
          <table:table-cell table:formula="of:=[Sheet1.K17]/([Sheet1.$B$3]*[Sheet1.K$6])" office:value-type="float" office:value="0">
            <text:p>#REF!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1/(1-INDEX([.B$9:.B$37];([.$P19]-1)*6+5))" office:value-type="float" office:value="2">
            <text:p>2</text:p>
          </table:table-cell>
          <table:table-cell table:formula="of:=1/(1-INDEX([.C$9:.C$37];([.$P19]-1)*6+5))" office:value-type="float" office:value="1.98019801980198">
            <text:p>1.9801980198</text:p>
          </table:table-cell>
          <table:table-cell table:formula="of:=1/(1-INDEX([.D$9:.D$37];([.$P19]-1)*6+5))" office:value-type="float" office:value="1.91387559808612">
            <text:p>1.9138755981</text:p>
          </table:table-cell>
          <table:table-cell table:formula="of:=1/(1-INDEX([.E$9:.E$37];([.$P19]-1)*6+5))" office:value-type="float" office:value="1.83066361556064">
            <text:p>1.8306636156</text:p>
          </table:table-cell>
          <table:table-cell table:formula="of:=1/(1-INDEX([.F$9:.F$37];([.$P19]-1)*6+5))" office:value-type="float" office:value="1.70940170940171">
            <text:p>1.7094017094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table:formula="of:=1/(1-INDEX([.B$9:.B$37];([.$P20]-1)*6+5))" office:value-type="float" office:value="2.27272727272727">
            <text:p>2.2727272727</text:p>
          </table:table-cell>
          <table:table-cell table:formula="of:=1/(1-INDEX([.C$9:.C$37];([.$P20]-1)*6+5))" office:value-type="float" office:value="2.32558139534884">
            <text:p>2.3255813953</text:p>
          </table:table-cell>
          <table:table-cell table:formula="of:=1/(1-INDEX([.D$9:.D$37];([.$P20]-1)*6+5))" office:value-type="float" office:value="2.35294117647059">
            <text:p>2.3529411765</text:p>
          </table:table-cell>
          <table:table-cell table:formula="of:=1/(1-INDEX([.E$9:.E$37];([.$P20]-1)*6+5))" office:value-type="float" office:value="2.27920227920228">
            <text:p>2.2792022792</text:p>
          </table:table-cell>
          <table:table-cell table:formula="of:=1/(1-INDEX([.F$9:.F$37];([.$P20]-1)*6+5))" office:value-type="float" office:value="2.12765957446808">
            <text:p>2.1276595745</text:p>
          </table:table-cell>
          <table:table-cell table:number-columns-repeated="5"/>
        </table:table-row>
        <table:table-row table:style-name="ro1">
          <table:table-cell table:formula="of:=&quot;Armor A&quot;&amp;[.N21]" office:value-type="string" office:string-value="Armor A3">
            <text:p>Armor A3</text:p>
          </table:table-cell>
          <table:table-cell table:style-name="ce1" table:formula="of:=INDEX([Sheet2.$A$2:.$A$46];[Sheet1.B$4]*5-5+[.$N21])" office:value-type="string" office:string-value="17">
            <text:p>17</text:p>
          </table:table-cell>
          <table:table-cell table:style-name="ce1" table:formula="of:=INDEX([Sheet2.$A$2:.$A$46];[Sheet1.C$4]*5-5+[.$N21])" office:value-type="string" office:string-value="34">
            <text:p>34</text:p>
          </table:table-cell>
          <table:table-cell table:style-name="ce1" table:formula="of:=INDEX([Sheet2.$A$2:.$A$46];[Sheet1.D$4]*5-5+[.$N21])" office:value-type="string" office:string-value="69">
            <text:p>69</text:p>
          </table:table-cell>
          <table:table-cell table:style-name="ce1" table:formula="of:=INDEX([Sheet2.$A$2:.$A$46];[Sheet1.E$4]*5-5+[.$N21])" office:value-type="string" office:string-value="135">
            <text:p>135</text:p>
          </table:table-cell>
          <table:table-cell table:style-name="ce1" table:formula="of:=INDEX([Sheet2.$A$2:.$A$46];[Sheet1.F$4]*5-5+[.$N21])" office:value-type="string" office:string-value="254">
            <text:p>254</text:p>
          </table:table-cell>
          <table:table-cell table:style-name="ce1" table:formula="of:=INDEX([Sheet2.$A$2:.$A$46];[Sheet1.G$4]*5-5+[.$N21])" office:value-type="string" office:string-value="100">
            <text:p>100</text:p>
          </table:table-cell>
          <table:table-cell table:style-name="ce1" table:formula="of:=INDEX([Sheet2.$A$2:.$A$46];[Sheet1.H$4]*5-5+[.$N21])" office:value-type="string" office:string-value="207">
            <text:p>207</text:p>
          </table:table-cell>
          <table:table-cell table:style-name="ce1" table:formula="of:=INDEX([Sheet2.$A$2:.$A$46];[Sheet1.I$4]*5-5+[.$N21])" office:value-type="string" office:string-value="254">
            <text:p>254</text:p>
          </table:table-cell>
          <table:table-cell table:style-name="ce1" table:formula="of:=INDEX([Sheet2.$A$2:.$A$46];[Sheet1.J$4]*5-5+[.$N21])" office:value-type="string" office:string-value="254">
            <text:p>254</text:p>
          </table:table-cell>
          <table:table-cell table:style-name="ce1" table:formula="of:=INDEX([Sheet2.$A$2:.$A$46];[Sheet1.K#REF!]*5)" office:value-type="float" office:value="0">
            <text:p>#REF!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1/(1-INDEX([.B$9:.B$37];([.$P21]-1)*6+5))" office:value-type="float" office:value="2.5">
            <text:p>2.5</text:p>
          </table:table-cell>
          <table:table-cell table:formula="of:=1/(1-INDEX([.C$9:.C$37];([.$P21]-1)*6+5))" office:value-type="float" office:value="2.63157894736842">
            <text:p>2.6315789474</text:p>
          </table:table-cell>
          <table:table-cell table:formula="of:=1/(1-INDEX([.D$9:.D$37];([.$P21]-1)*6+5))" office:value-type="float" office:value="2.73972602739726">
            <text:p>2.7397260274</text:p>
          </table:table-cell>
          <table:table-cell table:formula="of:=1/(1-INDEX([.E$9:.E$37];([.$P21]-1)*6+5))" office:value-type="float" office:value="2.75862068965517">
            <text:p>2.7586206897</text:p>
          </table:table-cell>
          <table:table-cell table:formula="of:=1/(1-INDEX([.F$9:.F$37];([.$P21]-1)*6+5))" office:value-type="float" office:value="2.66666666666667">
            <text:p>2.6666666667</text:p>
          </table:table-cell>
          <table:table-cell table:number-columns-repeated="5"/>
        </table:table-row>
        <table:table-row table:style-name="ro1">
          <table:table-cell table:formula="of:=&quot;Armor H&quot;&amp;[.N22]" office:value-type="string" office:string-value="Armor H3">
            <text:p>Armor H3</text:p>
          </table:table-cell>
          <table:table-cell table:style-name="ce1" table:formula="of:=INDEX([Sheet2.$B$2:.$B$46];[Sheet1.B$4]*5-5+[.$N22])" office:value-type="string" office:string-value="39">
            <text:p>39</text:p>
          </table:table-cell>
          <table:table-cell table:style-name="ce1" table:formula="of:=INDEX([Sheet2.$B$2:.$B$46];[Sheet1.C$4]*5-5+[.$N22])" office:value-type="string" office:string-value="80">
            <text:p>80</text:p>
          </table:table-cell>
          <table:table-cell table:style-name="ce1" table:formula="of:=INDEX([Sheet2.$B$2:.$B$46];[Sheet1.D$4]*5-5+[.$N22])" office:value-type="string" office:string-value="161">
            <text:p>161</text:p>
          </table:table-cell>
          <table:table-cell table:style-name="ce1" table:formula="of:=INDEX([Sheet2.$B$2:.$B$46];[Sheet1.E$4]*5-5+[.$N22])" office:value-type="string" office:string-value="314">
            <text:p>314</text:p>
          </table:table-cell>
          <table:table-cell table:style-name="ce1" table:formula="of:=INDEX([Sheet2.$B$2:.$B$46];[Sheet1.F$4]*5-5+[.$N22])" office:value-type="string" office:string-value="594">
            <text:p>594</text:p>
          </table:table-cell>
          <table:table-cell table:style-name="ce1" table:formula="of:=INDEX([Sheet2.$B$2:.$B$46];[Sheet1.G$4]*5-5+[.$N22])" office:value-type="string" office:string-value="232">
            <text:p>232</text:p>
          </table:table-cell>
          <table:table-cell table:style-name="ce1" table:formula="of:=INDEX([Sheet2.$B$2:.$B$46];[Sheet1.H$4]*5-5+[.$N22])" office:value-type="string" office:string-value="482">
            <text:p>482</text:p>
          </table:table-cell>
          <table:table-cell table:style-name="ce1" table:formula="of:=INDEX([Sheet2.$B$2:.$B$46];[Sheet1.I$4]*5-5+[.$N22])" office:value-type="string" office:string-value="594">
            <text:p>594</text:p>
          </table:table-cell>
          <table:table-cell table:style-name="ce1" table:formula="of:=INDEX([Sheet2.$B$2:.$B$46];[Sheet1.J$4]*5-5+[.$N22])" office:value-type="string" office:string-value="594">
            <text:p>594</text:p>
          </table:table-cell>
          <table:table-cell table:formula="of:=INDEX([Sheet2.$B$2:.$B$46];[Sheet1.K#REF!]*5)" office:value-type="float" office:value="0">
            <text:p>#REF!</text:p>
          </table:table-cell>
          <table:table-cell table:number-columns-repeated="2"/>
          <table:table-cell table:formula="of:=[.N21]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1/(1-INDEX([.B$9:.B$37];([.$P22]-1)*6+5))" office:value-type="float" office:value="2.7027027027027">
            <text:p>2.7027027027</text:p>
          </table:table-cell>
          <table:table-cell table:formula="of:=1/(1-INDEX([.C$9:.C$37];([.$P22]-1)*6+5))" office:value-type="float" office:value="2.85714285714286">
            <text:p>2.8571428571</text:p>
          </table:table-cell>
          <table:table-cell table:formula="of:=1/(1-INDEX([.D$9:.D$37];([.$P22]-1)*6+5))" office:value-type="float" office:value="2.98507462686567">
            <text:p>2.9850746269</text:p>
          </table:table-cell>
          <table:table-cell table:formula="of:=1/(1-INDEX([.E$9:.E$37];([.$P22]-1)*6+5))" office:value-type="float" office:value="3.1496062992126">
            <text:p>3.1496062992</text:p>
          </table:table-cell>
          <table:table-cell table:formula="of:=1/(1-INDEX([.F$9:.F$37];([.$P22]-1)*6+5))" office:value-type="float" office:value="3.33333333333333">
            <text:p>3.3333333333</text:p>
          </table:table-cell>
          <table:table-cell table:number-columns-repeated="5"/>
        </table:table-row>
        <table:table-row table:style-name="ro1">
          <table:table-cell table:formula="of:=&quot;Armor Sum&quot;&amp;[.N23]" office:value-type="string" office:string-value="Armor Sum3">
            <text:p>Armor Sum3</text:p>
          </table:table-cell>
          <table:table-cell table:formula="of:=[Sheet1.B21]+[Sheet1.B22]" office:value-type="float" office:value="56">
            <text:p>56</text:p>
          </table:table-cell>
          <table:table-cell table:formula="of:=[Sheet1.C21]+[Sheet1.C22]" office:value-type="float" office:value="114">
            <text:p>114</text:p>
          </table:table-cell>
          <table:table-cell table:formula="of:=[Sheet1.D21]+[Sheet1.D22]" office:value-type="float" office:value="230">
            <text:p>230</text:p>
          </table:table-cell>
          <table:table-cell table:formula="of:=[Sheet1.E21]+[Sheet1.E22]" office:value-type="float" office:value="449">
            <text:p>449</text:p>
          </table:table-cell>
          <table:table-cell table:formula="of:=[Sheet1.F21]+[Sheet1.F22]" office:value-type="float" office:value="848">
            <text:p>848</text:p>
          </table:table-cell>
          <table:table-cell table:formula="of:=[Sheet1.G21]+[Sheet1.G22]" office:value-type="float" office:value="332">
            <text:p>332</text:p>
          </table:table-cell>
          <table:table-cell table:formula="of:=[Sheet1.H21]+[Sheet1.H22]" office:value-type="float" office:value="689">
            <text:p>689</text:p>
          </table:table-cell>
          <table:table-cell table:formula="of:=[Sheet1.I21]+[Sheet1.I22]" office:value-type="float" office:value="848">
            <text:p>848</text:p>
          </table:table-cell>
          <table:table-cell table:formula="of:=[Sheet1.J21]+[Sheet1.J22]" office:value-type="float" office:value="848">
            <text:p>848</text:p>
          </table:table-cell>
          <table:table-cell table:formula="of:=[Sheet1.K21]+[Sheet1.K22]" office:value-type="float" office:value="0">
            <text:p>#REF!</text:p>
          </table:table-cell>
          <table:table-cell table:number-columns-repeated="2"/>
          <table:table-cell table:formula="of:=[.N22]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formula="of:=&quot;DR A&quot;&amp;[.N24]&amp;&quot;[1]&quot;" office:value-type="string" office:string-value="DR A3[1]">
            <text:p>DR A3[1]</text:p>
          </table:table-cell>
          <table:table-cell table:formula="of:=[Sheet1.B21]/([Sheet1.$B$3]*[Sheet1.B$6])" office:value-type="float" office:value="0.17">
            <text:p>0.17</text:p>
          </table:table-cell>
          <table:table-cell table:formula="of:=[Sheet1.C21]/([Sheet1.$B$3]*[Sheet1.C$6])" office:value-type="float" office:value="0.17">
            <text:p>0.17</text:p>
          </table:table-cell>
          <table:table-cell table:formula="of:=[Sheet1.D21]/([Sheet1.$B$3]*[Sheet1.D$6])" office:value-type="float" office:value="0.1725">
            <text:p>0.1725</text:p>
          </table:table-cell>
          <table:table-cell table:formula="of:=[Sheet1.E21]/([Sheet1.$B$3]*[Sheet1.E$6])" office:value-type="float" office:value="0.16875">
            <text:p>0.16875</text:p>
          </table:table-cell>
          <table:table-cell table:formula="of:=[Sheet1.F21]/([Sheet1.$B$3]*[Sheet1.F$6])" office:value-type="float" office:value="0.15875">
            <text:p>0.15875</text:p>
          </table:table-cell>
          <table:table-cell table:formula="of:=[Sheet1.G21]/([Sheet1.$B$3]*[Sheet1.G$6])" office:value-type="float" office:value="0.166666666666667">
            <text:p>0.1666666667</text:p>
          </table:table-cell>
          <table:table-cell table:formula="of:=[Sheet1.H21]/([Sheet1.$B$3]*[Sheet1.H$6])" office:value-type="float" office:value="0.1725">
            <text:p>0.1725</text:p>
          </table:table-cell>
          <table:table-cell table:formula="of:=[Sheet1.I21]/([Sheet1.$B$3]*[Sheet1.I$6])" office:value-type="float" office:value="0.15875">
            <text:p>0.15875</text:p>
          </table:table-cell>
          <table:table-cell table:formula="of:=[Sheet1.J21]/([Sheet1.$B$3]*[Sheet1.J$6])" office:value-type="float" office:value="0.15875">
            <text:p>0.15875</text:p>
          </table:table-cell>
          <table:table-cell table:formula="of:=[Sheet1.K21]/([Sheet1.$B$3]*[Sheet1.K7])" office:value-type="float" office:value="0">
            <text:p>#REF!</text:p>
          </table:table-cell>
          <table:table-cell table:number-columns-repeated="2"/>
          <table:table-cell table:formula="of:=[.N23]"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formula="of:=&quot;DR AH&quot;&amp;[.N25]&amp;&quot;[1]&quot;" office:value-type="string" office:string-value="DR AH3[1]">
            <text:p>DR AH3[1]</text:p>
          </table:table-cell>
          <table:table-cell table:formula="of:=[Sheet1.B23]/([Sheet1.$B$3]*[Sheet1.B$6])" office:value-type="float" office:value="0.56">
            <text:p>0.56</text:p>
          </table:table-cell>
          <table:table-cell table:formula="of:=[Sheet1.C23]/([Sheet1.$B$3]*[Sheet1.C$6])" office:value-type="float" office:value="0.57">
            <text:p>0.57</text:p>
          </table:table-cell>
          <table:table-cell table:formula="of:=[Sheet1.D23]/([Sheet1.$B$3]*[Sheet1.D$6])" office:value-type="float" office:value="0.575">
            <text:p>0.575</text:p>
          </table:table-cell>
          <table:table-cell table:formula="of:=[Sheet1.E23]/([Sheet1.$B$3]*[Sheet1.E$6])" office:value-type="float" office:value="0.56125">
            <text:p>0.56125</text:p>
          </table:table-cell>
          <table:table-cell table:formula="of:=[Sheet1.F23]/([Sheet1.$B$3]*[Sheet1.F$6])" office:value-type="float" office:value="0.53">
            <text:p>0.53</text:p>
          </table:table-cell>
          <table:table-cell table:formula="of:=[Sheet1.G23]/([Sheet1.$B$3]*[Sheet1.G$6])" office:value-type="float" office:value="0.553333333333333">
            <text:p>0.5533333333</text:p>
          </table:table-cell>
          <table:table-cell table:formula="of:=[Sheet1.H23]/([Sheet1.$B$3]*[Sheet1.H$6])" office:value-type="float" office:value="0.574166666666667">
            <text:p>0.5741666667</text:p>
          </table:table-cell>
          <table:table-cell table:formula="of:=[Sheet1.I23]/([Sheet1.$B$3]*[Sheet1.I$6])" office:value-type="float" office:value="0.53">
            <text:p>0.53</text:p>
          </table:table-cell>
          <table:table-cell table:formula="of:=[Sheet1.J23]/([Sheet1.$B$3]*[Sheet1.J$6])" office:value-type="float" office:value="0.53">
            <text:p>0.53</text:p>
          </table:table-cell>
          <table:table-cell table:formula="of:=[Sheet1.K23]/([Sheet1.$B$3]*[Sheet1.K$6])" office:value-type="float" office:value="0">
            <text:p>#REF!</text:p>
          </table:table-cell>
          <table:table-cell table:number-columns-repeated="2"/>
          <table:table-cell table:formula="of:=[.N24]" office:value-type="float" office:value="3">
            <text:p>3</text:p>
          </table:table-cell>
          <table:table-cell table:number-columns-repeated="6"/>
          <table:table-cell>
            <draw:frame table:end-cell-address="Sheet1.AB45" table:end-x="0.1016in" table:end-y="0.0315in" draw:z-index="0" draw:style-name="gr1" draw:text-style-name="P1" svg:width="6.3028in" svg:height="3.535in" svg:x="0.022in" svg:y="0.0524in">
              <draw:object draw:notify-on-update-of-ranges="Sheet1.Q17:Sheet1.Q17 Sheet1.Q18:Sheet1.Q22 Sheet1.R17:Sheet1.R17 Sheet1.R18:Sheet1.R22 Sheet1.S17:Sheet1.S17 Sheet1.S18:Sheet1.S22 Sheet1.T17:Sheet1.T17 Sheet1.T18:Sheet1.T22 Sheet1.U17:Sheet1.U17 Sheet1.U18:Sheet1.U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formula="of:=&quot;Armor A&quot;&amp;[.N27]" office:value-type="string" office:string-value="Armor A4">
            <text:p>Armor A4</text:p>
          </table:table-cell>
          <table:table-cell table:style-name="ce1" table:formula="of:=INDEX([Sheet2.$A$2:.$A$46];[Sheet1.B$4]*5-5+[.$N27])" office:value-type="string" office:string-value="18">
            <text:p>18</text:p>
          </table:table-cell>
          <table:table-cell table:style-name="ce1" table:formula="of:=INDEX([Sheet2.$A$2:.$A$46];[Sheet1.C$4]*5-5+[.$N27])" office:value-type="string" office:string-value="37">
            <text:p>37</text:p>
          </table:table-cell>
          <table:table-cell table:style-name="ce1" table:formula="of:=INDEX([Sheet2.$A$2:.$A$46];[Sheet1.D$4]*5-5+[.$N27])" office:value-type="string" office:string-value="76">
            <text:p>76</text:p>
          </table:table-cell>
          <table:table-cell table:style-name="ce1" table:formula="of:=INDEX([Sheet2.$A$2:.$A$46];[Sheet1.E$4]*5-5+[.$N27])" office:value-type="string" office:string-value="153">
            <text:p>153</text:p>
          </table:table-cell>
          <table:table-cell table:style-name="ce1" table:formula="of:=INDEX([Sheet2.$A$2:.$A$46];[Sheet1.F$4]*5-5+[.$N27])" office:value-type="string" office:string-value="300">
            <text:p>300</text:p>
          </table:table-cell>
          <table:table-cell table:style-name="ce1" table:formula="of:=INDEX([Sheet2.$A$2:.$A$46];[Sheet1.G$4]*5-5+[.$N27])" office:value-type="string" office:string-value="108">
            <text:p>108</text:p>
          </table:table-cell>
          <table:table-cell table:style-name="ce1" table:formula="of:=INDEX([Sheet2.$A$2:.$A$46];[Sheet1.H$4]*5-5+[.$N27])" office:value-type="string" office:string-value="229">
            <text:p>229</text:p>
          </table:table-cell>
          <table:table-cell table:style-name="ce1" table:formula="of:=INDEX([Sheet2.$A$2:.$A$46];[Sheet1.I$4]*5-5+[.$N27])" office:value-type="string" office:string-value="300">
            <text:p>300</text:p>
          </table:table-cell>
          <table:table-cell table:style-name="ce1" table:formula="of:=INDEX([Sheet2.$A$2:.$A$46];[Sheet1.J$4]*5-5+[.$N27])" office:value-type="string" office:string-value="300">
            <text:p>300</text:p>
          </table:table-cell>
          <table:table-cell table:style-name="ce1" table:formula="of:=INDEX([Sheet2.$A$2:.$A$46];[Sheet1.K#REF!]*5)" office:value-type="float" office:value="0">
            <text:p>#REF!</text:p>
          </table:table-cell>
          <table:table-cell table:number-columns-repeated="2"/>
          <table:table-cell table:formula="of:=[.N21]+1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&quot;Armor H&quot;&amp;[.N28]" office:value-type="string" office:string-value="Armor H4">
            <text:p>Armor H4</text:p>
          </table:table-cell>
          <table:table-cell table:style-name="ce1" table:formula="of:=INDEX([Sheet2.$B$2:.$B$46];[Sheet1.B$4]*5-5+[.$N28])" office:value-type="string" office:string-value="42">
            <text:p>42</text:p>
          </table:table-cell>
          <table:table-cell table:style-name="ce1" table:formula="of:=INDEX([Sheet2.$B$2:.$B$46];[Sheet1.C$4]*5-5+[.$N28])" office:value-type="string" office:string-value="87">
            <text:p>87</text:p>
          </table:table-cell>
          <table:table-cell table:style-name="ce1" table:formula="of:=INDEX([Sheet2.$B$2:.$B$46];[Sheet1.D$4]*5-5+[.$N28])" office:value-type="string" office:string-value="178">
            <text:p>178</text:p>
          </table:table-cell>
          <table:table-cell table:style-name="ce1" table:formula="of:=INDEX([Sheet2.$B$2:.$B$46];[Sheet1.E$4]*5-5+[.$N28])" office:value-type="string" office:string-value="357">
            <text:p>357</text:p>
          </table:table-cell>
          <table:table-cell table:style-name="ce1" table:formula="of:=INDEX([Sheet2.$B$2:.$B$46];[Sheet1.F$4]*5-5+[.$N28])" office:value-type="string" office:string-value="700">
            <text:p>700</text:p>
          </table:table-cell>
          <table:table-cell table:style-name="ce1" table:formula="of:=INDEX([Sheet2.$B$2:.$B$46];[Sheet1.G$4]*5-5+[.$N28])" office:value-type="string" office:string-value="251">
            <text:p>251</text:p>
          </table:table-cell>
          <table:table-cell table:style-name="ce1" table:formula="of:=INDEX([Sheet2.$B$2:.$B$46];[Sheet1.H$4]*5-5+[.$N28])" office:value-type="string" office:string-value="534">
            <text:p>534</text:p>
          </table:table-cell>
          <table:table-cell table:style-name="ce1" table:formula="of:=INDEX([Sheet2.$B$2:.$B$46];[Sheet1.I$4]*5-5+[.$N28])" office:value-type="string" office:string-value="700">
            <text:p>700</text:p>
          </table:table-cell>
          <table:table-cell table:style-name="ce1" table:formula="of:=INDEX([Sheet2.$B$2:.$B$46];[Sheet1.J$4]*5-5+[.$N28])" office:value-type="string" office:string-value="700">
            <text:p>700</text:p>
          </table:table-cell>
          <table:table-cell table:formula="of:=INDEX([Sheet2.$B$2:.$B$46];[Sheet1.K#REF!]*5)" office:value-type="float" office:value="0">
            <text:p>#REF!</text:p>
          </table:table-cell>
          <table:table-cell table:number-columns-repeated="2"/>
          <table:table-cell table:formula="of:=[.N22]+1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&quot;Armor Sum&quot;&amp;[.N29]" office:value-type="string" office:string-value="Armor Sum4">
            <text:p>Armor Sum4</text:p>
          </table:table-cell>
          <table:table-cell table:formula="of:=[Sheet1.B27]+[Sheet1.B28]" office:value-type="float" office:value="60">
            <text:p>60</text:p>
          </table:table-cell>
          <table:table-cell table:formula="of:=[Sheet1.C27]+[Sheet1.C28]" office:value-type="float" office:value="124">
            <text:p>124</text:p>
          </table:table-cell>
          <table:table-cell table:formula="of:=[Sheet1.D27]+[Sheet1.D28]" office:value-type="float" office:value="254">
            <text:p>254</text:p>
          </table:table-cell>
          <table:table-cell table:formula="of:=[Sheet1.E27]+[Sheet1.E28]" office:value-type="float" office:value="510">
            <text:p>510</text:p>
          </table:table-cell>
          <table:table-cell table:formula="of:=[Sheet1.F27]+[Sheet1.F28]" office:value-type="float" office:value="1000">
            <text:p>1000</text:p>
          </table:table-cell>
          <table:table-cell table:formula="of:=[Sheet1.G27]+[Sheet1.G28]" office:value-type="float" office:value="359">
            <text:p>359</text:p>
          </table:table-cell>
          <table:table-cell table:formula="of:=[Sheet1.H27]+[Sheet1.H28]" office:value-type="float" office:value="763">
            <text:p>763</text:p>
          </table:table-cell>
          <table:table-cell table:formula="of:=[Sheet1.I27]+[Sheet1.I28]" office:value-type="float" office:value="1000">
            <text:p>1000</text:p>
          </table:table-cell>
          <table:table-cell table:formula="of:=[Sheet1.J27]+[Sheet1.J28]" office:value-type="float" office:value="1000">
            <text:p>1000</text:p>
          </table:table-cell>
          <table:table-cell table:formula="of:=[Sheet1.K27]+[Sheet1.K28]" office:value-type="float" office:value="0">
            <text:p>#REF!</text:p>
          </table:table-cell>
          <table:table-cell table:number-columns-repeated="2"/>
          <table:table-cell table:formula="of:=[.N23]+1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&quot;DR A&quot;&amp;[.N30]&amp;&quot;[1]&quot;" office:value-type="string" office:string-value="DR A4[1]">
            <text:p>DR A4[1]</text:p>
          </table:table-cell>
          <table:table-cell table:formula="of:=[Sheet1.B27]/([Sheet1.$B$3]*[Sheet1.B$6])" office:value-type="float" office:value="0.18">
            <text:p>0.18</text:p>
          </table:table-cell>
          <table:table-cell table:formula="of:=[Sheet1.C27]/([Sheet1.$B$3]*[Sheet1.C$6])" office:value-type="float" office:value="0.185">
            <text:p>0.185</text:p>
          </table:table-cell>
          <table:table-cell table:formula="of:=[Sheet1.D27]/([Sheet1.$B$3]*[Sheet1.D$6])" office:value-type="float" office:value="0.19">
            <text:p>0.19</text:p>
          </table:table-cell>
          <table:table-cell table:formula="of:=[Sheet1.E27]/([Sheet1.$B$3]*[Sheet1.E$6])" office:value-type="float" office:value="0.19125">
            <text:p>0.19125</text:p>
          </table:table-cell>
          <table:table-cell table:formula="of:=[Sheet1.F27]/([Sheet1.$B$3]*[Sheet1.F$6])" office:value-type="float" office:value="0.1875">
            <text:p>0.1875</text:p>
          </table:table-cell>
          <table:table-cell table:formula="of:=[Sheet1.G27]/([Sheet1.$B$3]*[Sheet1.G$6])" office:value-type="float" office:value="0.18">
            <text:p>0.18</text:p>
          </table:table-cell>
          <table:table-cell table:formula="of:=[Sheet1.H27]/([Sheet1.$B$3]*[Sheet1.H$6])" office:value-type="float" office:value="0.190833333333333">
            <text:p>0.1908333333</text:p>
          </table:table-cell>
          <table:table-cell table:formula="of:=[Sheet1.I27]/([Sheet1.$B$3]*[Sheet1.I$6])" office:value-type="float" office:value="0.1875">
            <text:p>0.1875</text:p>
          </table:table-cell>
          <table:table-cell table:formula="of:=[Sheet1.J27]/([Sheet1.$B$3]*[Sheet1.J$6])" office:value-type="float" office:value="0.1875">
            <text:p>0.1875</text:p>
          </table:table-cell>
          <table:table-cell table:formula="of:=[Sheet1.K27]/([Sheet1.$B$3]*[Sheet1.K13])" office:value-type="float" office:value="0">
            <text:p>Err:502</text:p>
          </table:table-cell>
          <table:table-cell table:number-columns-repeated="2"/>
          <table:table-cell table:formula="of:=[.N24]+1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&quot;DR AH&quot;&amp;[.N31]&amp;&quot;[1]&quot;" office:value-type="string" office:string-value="DR AH4[1]">
            <text:p>DR AH4[1]</text:p>
          </table:table-cell>
          <table:table-cell table:formula="of:=[Sheet1.B29]/([Sheet1.$B$3]*[Sheet1.B$6])" office:value-type="float" office:value="0.6">
            <text:p>0.6</text:p>
          </table:table-cell>
          <table:table-cell table:formula="of:=[Sheet1.C29]/([Sheet1.$B$3]*[Sheet1.C$6])" office:value-type="float" office:value="0.62">
            <text:p>0.62</text:p>
          </table:table-cell>
          <table:table-cell table:formula="of:=[Sheet1.D29]/([Sheet1.$B$3]*[Sheet1.D$6])" office:value-type="float" office:value="0.635">
            <text:p>0.635</text:p>
          </table:table-cell>
          <table:table-cell table:formula="of:=[Sheet1.E29]/([Sheet1.$B$3]*[Sheet1.E$6])" office:value-type="float" office:value="0.6375">
            <text:p>0.6375</text:p>
          </table:table-cell>
          <table:table-cell table:formula="of:=[Sheet1.F29]/([Sheet1.$B$3]*[Sheet1.F$6])" office:value-type="float" office:value="0.625">
            <text:p>0.625</text:p>
          </table:table-cell>
          <table:table-cell table:formula="of:=[Sheet1.G29]/([Sheet1.$B$3]*[Sheet1.G$6])" office:value-type="float" office:value="0.598333333333333">
            <text:p>0.5983333333</text:p>
          </table:table-cell>
          <table:table-cell table:formula="of:=[Sheet1.H29]/([Sheet1.$B$3]*[Sheet1.H$6])" office:value-type="float" office:value="0.635833333333333">
            <text:p>0.6358333333</text:p>
          </table:table-cell>
          <table:table-cell table:formula="of:=[Sheet1.I29]/([Sheet1.$B$3]*[Sheet1.I$6])" office:value-type="float" office:value="0.625">
            <text:p>0.625</text:p>
          </table:table-cell>
          <table:table-cell table:formula="of:=[Sheet1.J29]/([Sheet1.$B$3]*[Sheet1.J$6])" office:value-type="float" office:value="0.625">
            <text:p>0.625</text:p>
          </table:table-cell>
          <table:table-cell table:formula="of:=[Sheet1.K29]/([Sheet1.$B$3]*[Sheet1.K$6])" office:value-type="float" office:value="0">
            <text:p>#REF!</text:p>
          </table:table-cell>
          <table:table-cell table:number-columns-repeated="2"/>
          <table:table-cell table:formula="of:=[.N25]+1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formula="of:=&quot;Armor A&quot;&amp;[.N33]" office:value-type="string" office:string-value="Armor A5">
            <text:p>Armor A5</text:p>
          </table:table-cell>
          <table:table-cell table:style-name="ce1" table:formula="of:=INDEX([Sheet2.$A$2:.$A$46];[Sheet1.B$4]*5-5+[.$N33])" office:value-type="string" office:string-value="19">
            <text:p>19</text:p>
          </table:table-cell>
          <table:table-cell table:style-name="ce1" table:formula="of:=INDEX([Sheet2.$A$2:.$A$46];[Sheet1.C$4]*5-5+[.$N33])" office:value-type="string" office:string-value="39">
            <text:p>39</text:p>
          </table:table-cell>
          <table:table-cell table:style-name="ce1" table:formula="of:=INDEX([Sheet2.$A$2:.$A$46];[Sheet1.D$4]*5-5+[.$N33])" office:value-type="string" office:string-value="80">
            <text:p>80</text:p>
          </table:table-cell>
          <table:table-cell table:style-name="ce1" table:formula="of:=INDEX([Sheet2.$A$2:.$A$46];[Sheet1.E$4]*5-5+[.$N33])" office:value-type="string" office:string-value="164">
            <text:p>164</text:p>
          </table:table-cell>
          <table:table-cell table:style-name="ce1" table:formula="of:=INDEX([Sheet2.$A$2:.$A$46];[Sheet1.F$4]*5-5+[.$N33])" office:value-type="string" office:string-value="336">
            <text:p>336</text:p>
          </table:table-cell>
          <table:table-cell table:style-name="ce1" table:formula="of:=INDEX([Sheet2.$A$2:.$A$46];[Sheet1.G$4]*5-5+[.$N33])" office:value-type="string" office:string-value="113">
            <text:p>113</text:p>
          </table:table-cell>
          <table:table-cell table:style-name="ce1" table:formula="of:=INDEX([Sheet2.$A$2:.$A$46];[Sheet1.H$4]*5-5+[.$N33])" office:value-type="string" office:string-value="239">
            <text:p>239</text:p>
          </table:table-cell>
          <table:table-cell table:style-name="ce1" table:formula="of:=INDEX([Sheet2.$A$2:.$A$46];[Sheet1.I$4]*5-5+[.$N33])" office:value-type="string" office:string-value="336">
            <text:p>336</text:p>
          </table:table-cell>
          <table:table-cell table:style-name="ce1" table:formula="of:=INDEX([Sheet2.$A$2:.$A$46];[Sheet1.J$4]*5-5+[.$N33])" office:value-type="string" office:string-value="336">
            <text:p>336</text:p>
          </table:table-cell>
          <table:table-cell table:style-name="ce1" table:formula="of:=INDEX([Sheet2.$A$2:.$A$46];[Sheet1.K4]*5)" office:value-type="float" office:value="0">
            <text:p>Err:50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formula="of:=&quot;Armor H&quot;&amp;[.N34]" office:value-type="string" office:string-value="Armor H5">
            <text:p>Armor H5</text:p>
          </table:table-cell>
          <table:table-cell table:style-name="ce1" table:formula="of:=INDEX([Sheet2.$B$2:.$B$46];[Sheet1.B$4]*5-5+[.$N34])" office:value-type="string" office:string-value="44">
            <text:p>44</text:p>
          </table:table-cell>
          <table:table-cell table:style-name="ce1" table:formula="of:=INDEX([Sheet2.$B$2:.$B$46];[Sheet1.C$4]*5-5+[.$N34])" office:value-type="string" office:string-value="91">
            <text:p>91</text:p>
          </table:table-cell>
          <table:table-cell table:style-name="ce1" table:formula="of:=INDEX([Sheet2.$B$2:.$B$46];[Sheet1.D$4]*5-5+[.$N34])" office:value-type="string" office:string-value="186">
            <text:p>186</text:p>
          </table:table-cell>
          <table:table-cell table:style-name="ce1" table:formula="of:=INDEX([Sheet2.$B$2:.$B$46];[Sheet1.E$4]*5-5+[.$N34])" office:value-type="string" office:string-value="382">
            <text:p>382</text:p>
          </table:table-cell>
          <table:table-cell table:style-name="ce1" table:formula="of:=INDEX([Sheet2.$B$2:.$B$46];[Sheet1.F$4]*5-5+[.$N34])" office:value-type="string" office:string-value="784">
            <text:p>784</text:p>
          </table:table-cell>
          <table:table-cell table:style-name="ce1" table:formula="of:=INDEX([Sheet2.$B$2:.$B$46];[Sheet1.G$4]*5-5+[.$N34])" office:value-type="string" office:string-value="265">
            <text:p>265</text:p>
          </table:table-cell>
          <table:table-cell table:style-name="ce1" table:formula="of:=INDEX([Sheet2.$B$2:.$B$46];[Sheet1.H$4]*5-5+[.$N34])" office:value-type="string" office:string-value="559">
            <text:p>559</text:p>
          </table:table-cell>
          <table:table-cell table:style-name="ce1" table:formula="of:=INDEX([Sheet2.$B$2:.$B$46];[Sheet1.I$4]*5-5+[.$N34])" office:value-type="string" office:string-value="784">
            <text:p>784</text:p>
          </table:table-cell>
          <table:table-cell table:style-name="ce1" table:formula="of:=INDEX([Sheet2.$B$2:.$B$46];[Sheet1.J$4]*5-5+[.$N34])" office:value-type="string" office:string-value="784">
            <text:p>784</text:p>
          </table:table-cell>
          <table:table-cell table:formula="of:=INDEX([Sheet2.$B$2:.$B$46];[Sheet1.K4]*5)" office:value-type="float" office:value="0">
            <text:p>Err:50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formula="of:=&quot;Armor Sum&quot;&amp;[.N35]" office:value-type="string" office:string-value="Armor Sum5">
            <text:p>Armor Sum5</text:p>
          </table:table-cell>
          <table:table-cell table:formula="of:=[Sheet1.B33]+[Sheet1.B34]" office:value-type="float" office:value="63">
            <text:p>63</text:p>
          </table:table-cell>
          <table:table-cell table:formula="of:=[Sheet1.C33]+[Sheet1.C34]" office:value-type="float" office:value="130">
            <text:p>130</text:p>
          </table:table-cell>
          <table:table-cell table:formula="of:=[Sheet1.D33]+[Sheet1.D34]" office:value-type="float" office:value="266">
            <text:p>266</text:p>
          </table:table-cell>
          <table:table-cell table:formula="of:=[Sheet1.E33]+[Sheet1.E34]" office:value-type="float" office:value="546">
            <text:p>546</text:p>
          </table:table-cell>
          <table:table-cell table:formula="of:=[Sheet1.F33]+[Sheet1.F34]" office:value-type="float" office:value="1120">
            <text:p>1120</text:p>
          </table:table-cell>
          <table:table-cell table:formula="of:=[Sheet1.G33]+[Sheet1.G34]" office:value-type="float" office:value="378">
            <text:p>378</text:p>
          </table:table-cell>
          <table:table-cell table:formula="of:=[Sheet1.H33]+[Sheet1.H34]" office:value-type="float" office:value="798">
            <text:p>798</text:p>
          </table:table-cell>
          <table:table-cell table:formula="of:=[Sheet1.I33]+[Sheet1.I34]" office:value-type="float" office:value="1120">
            <text:p>1120</text:p>
          </table:table-cell>
          <table:table-cell table:formula="of:=[Sheet1.J33]+[Sheet1.J34]" office:value-type="float" office:value="1120">
            <text:p>1120</text:p>
          </table:table-cell>
          <table:table-cell table:formula="of:=[Sheet1.K33]+[Sheet1.K34]" office:value-type="float" office:value="0">
            <text:p>Err:50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formula="of:=&quot;DR A&quot;&amp;[.N36]&amp;&quot;[1]&quot;" office:value-type="string" office:string-value="DR A5[1]">
            <text:p>DR A5[1]</text:p>
          </table:table-cell>
          <table:table-cell table:formula="of:=[Sheet1.B33]/([Sheet1.$B$3]*[Sheet1.B$6])" office:value-type="float" office:value="0.19">
            <text:p>0.19</text:p>
          </table:table-cell>
          <table:table-cell table:formula="of:=[Sheet1.C33]/([Sheet1.$B$3]*[Sheet1.C$6])" office:value-type="float" office:value="0.195">
            <text:p>0.195</text:p>
          </table:table-cell>
          <table:table-cell table:formula="of:=[Sheet1.D33]/([Sheet1.$B$3]*[Sheet1.D$6])" office:value-type="float" office:value="0.2">
            <text:p>0.2</text:p>
          </table:table-cell>
          <table:table-cell table:formula="of:=[Sheet1.E33]/([Sheet1.$B$3]*[Sheet1.E$6])" office:value-type="float" office:value="0.205">
            <text:p>0.205</text:p>
          </table:table-cell>
          <table:table-cell table:formula="of:=[Sheet1.F33]/([Sheet1.$B$3]*[Sheet1.F$6])" office:value-type="float" office:value="0.21">
            <text:p>0.21</text:p>
          </table:table-cell>
          <table:table-cell table:formula="of:=[Sheet1.G33]/([Sheet1.$B$3]*[Sheet1.G$6])" office:value-type="float" office:value="0.188333333333333">
            <text:p>0.1883333333</text:p>
          </table:table-cell>
          <table:table-cell table:formula="of:=[Sheet1.H33]/([Sheet1.$B$3]*[Sheet1.H$6])" office:value-type="float" office:value="0.199166666666667">
            <text:p>0.1991666667</text:p>
          </table:table-cell>
          <table:table-cell table:formula="of:=[Sheet1.I33]/([Sheet1.$B$3]*[Sheet1.I$6])" office:value-type="float" office:value="0.21">
            <text:p>0.21</text:p>
          </table:table-cell>
          <table:table-cell table:formula="of:=[Sheet1.J33]/([Sheet1.$B$3]*[Sheet1.J$6])" office:value-type="float" office:value="0.21">
            <text:p>0.21</text:p>
          </table:table-cell>
          <table:table-cell table:formula="of:=[Sheet1.K33]/([Sheet1.$B$3]*[Sheet1.K6])" office:value-type="float" office:value="0">
            <text:p>Err:50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formula="of:=&quot;DR AH&quot;&amp;[.N37]&amp;&quot;[1]&quot;" office:value-type="string" office:string-value="DR AH5[1]">
            <text:p>DR AH5[1]</text:p>
          </table:table-cell>
          <table:table-cell table:formula="of:=[Sheet1.B35]/([Sheet1.$B$3]*[Sheet1.B$6])" office:value-type="float" office:value="0.63">
            <text:p>0.63</text:p>
          </table:table-cell>
          <table:table-cell table:formula="of:=[Sheet1.C35]/([Sheet1.$B$3]*[Sheet1.C$6])" office:value-type="float" office:value="0.65">
            <text:p>0.65</text:p>
          </table:table-cell>
          <table:table-cell table:formula="of:=[Sheet1.D35]/([Sheet1.$B$3]*[Sheet1.D$6])" office:value-type="float" office:value="0.665">
            <text:p>0.665</text:p>
          </table:table-cell>
          <table:table-cell table:formula="of:=[Sheet1.E35]/([Sheet1.$B$3]*[Sheet1.E$6])" office:value-type="float" office:value="0.6825">
            <text:p>0.6825</text:p>
          </table:table-cell>
          <table:table-cell table:formula="of:=[Sheet1.F35]/([Sheet1.$B$3]*[Sheet1.F$6])" office:value-type="float" office:value="0.7">
            <text:p>0.7</text:p>
          </table:table-cell>
          <table:table-cell table:formula="of:=[Sheet1.G35]/([Sheet1.$B$3]*[Sheet1.G$6])" office:value-type="float" office:value="0.63">
            <text:p>0.63</text:p>
          </table:table-cell>
          <table:table-cell table:formula="of:=[Sheet1.H35]/([Sheet1.$B$3]*[Sheet1.H$6])" office:value-type="float" office:value="0.665">
            <text:p>0.665</text:p>
          </table:table-cell>
          <table:table-cell table:formula="of:=[Sheet1.I35]/([Sheet1.$B$3]*[Sheet1.I$6])" office:value-type="float" office:value="0.7">
            <text:p>0.7</text:p>
          </table:table-cell>
          <table:table-cell table:formula="of:=[Sheet1.J35]/([Sheet1.$B$3]*[Sheet1.J$6])" office:value-type="float" office:value="0.7">
            <text:p>0.7</text:p>
          </table:table-cell>
          <table:table-cell table:formula="of:=[Sheet1.K35]/([Sheet1.$B$3]*[Sheet1.K$6])" office:value-type="float" office:value="0">
            <text:p>Err:50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Effective HP A1</text:p>
          </table:table-cell>
          <table:table-cell table:formula="of:=[Sheet1.B$7]/(1-[Sheet1.B12])" office:value-type="float" office:value="402.298850574713">
            <text:p>402.2988505747</text:p>
          </table:table-cell>
          <table:table-cell table:formula="of:=[Sheet1.C$7]/(1-[Sheet1.C12])" office:value-type="float" office:value="790.960451977401">
            <text:p>790.9604519774</text:p>
          </table:table-cell>
          <table:table-cell table:formula="of:=[Sheet1.D$7]/(1-[Sheet1.D12])" office:value-type="float" office:value="1564.24581005587">
            <text:p>1564.2458100559</text:p>
          </table:table-cell>
          <table:table-cell table:formula="of:=[Sheet1.E$7]/(1-[Sheet1.E12])" office:value-type="float" office:value="3093.9226519337">
            <text:p>3093.9226519337</text:p>
          </table:table-cell>
          <table:table-cell table:formula="of:=[Sheet1.F$7]/(1-[Sheet1.F12])" office:value-type="float" office:value="6111.8690313779">
            <text:p>6111.8690313779</text:p>
          </table:table-cell>
          <table:table-cell table:formula="of:=[Sheet1.G$7]/(1-[Sheet1.G12])" office:value-type="float" office:value="11450.3816793893">
            <text:p>11450.3816793893</text:p>
          </table:table-cell>
          <table:table-cell table:formula="of:=[Sheet1.H$7]/(1-[Sheet1.H12])" office:value-type="float" office:value="22346.3687150838">
            <text:p>22346.3687150838</text:p>
          </table:table-cell>
          <table:table-cell table:formula="of:=[Sheet1.I$7]/(1-[Sheet1.I12])" office:value-type="float" office:value="43656.207366985">
            <text:p>43656.207366985</text:p>
          </table:table-cell>
          <table:table-cell table:formula="of:=[Sheet1.J$7]/(1-[Sheet1.J12])" office:value-type="float" office:value="87312.41473397">
            <text:p>87312.41473397</text:p>
          </table:table-cell>
          <table:table-cell table:formula="of:=[Sheet1.K$7]/(1-[Sheet1.K12])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AH1</text:p>
          </table:table-cell>
          <table:table-cell table:formula="of:=[Sheet1.B$7]/(1-[Sheet1.B13])" office:value-type="float" office:value="603.448275862069">
            <text:p>603.4482758621</text:p>
          </table:table-cell>
          <table:table-cell table:formula="of:=[Sheet1.C$7]/(1-[Sheet1.C13])" office:value-type="float" office:value="1138.21138211382">
            <text:p>1138.2113821138</text:p>
          </table:table-cell>
          <table:table-cell table:formula="of:=[Sheet1.D$7]/(1-[Sheet1.D13])" office:value-type="float" office:value="2153.84615384615">
            <text:p>2153.8461538462</text:p>
          </table:table-cell>
          <table:table-cell table:formula="of:=[Sheet1.E$7]/(1-[Sheet1.E13])" office:value-type="float" office:value="4087.59124087591">
            <text:p>4087.5912408759</text:p>
          </table:table-cell>
          <table:table-cell table:formula="of:=[Sheet1.F$7]/(1-[Sheet1.F13])" office:value-type="float" office:value="7777.77777777778">
            <text:p>7777.7777777778</text:p>
          </table:table-cell>
          <table:table-cell table:formula="of:=[Sheet1.G$7]/(1-[Sheet1.G13])" office:value-type="float" office:value="17241.3793103448">
            <text:p>17241.3793103448</text:p>
          </table:table-cell>
          <table:table-cell table:formula="of:=[Sheet1.H$7]/(1-[Sheet1.H13])" office:value-type="float" office:value="30769.2307692308">
            <text:p>30769.2307692308</text:p>
          </table:table-cell>
          <table:table-cell table:formula="of:=[Sheet1.I$7]/(1-[Sheet1.I13])" office:value-type="float" office:value="55555.5555555556">
            <text:p>55555.5555555556</text:p>
          </table:table-cell>
          <table:table-cell table:formula="of:=[Sheet1.J$7]/(1-[Sheet1.J13])" office:value-type="float" office:value="111111.111111111">
            <text:p>111111.111111111</text:p>
          </table:table-cell>
          <table:table-cell table:formula="of:=[Sheet1.K$7]/(1-[Sheet1.K13])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A5</text:p>
          </table:table-cell>
          <table:table-cell table:formula="of:=[Sheet1.B$7]/(1-[Sheet1.B36])" office:value-type="float" office:value="432.098765432099">
            <text:p>432.0987654321</text:p>
          </table:table-cell>
          <table:table-cell table:formula="of:=[Sheet1.C$7]/(1-[Sheet1.C36])" office:value-type="float" office:value="869.565217391304">
            <text:p>869.5652173913</text:p>
          </table:table-cell>
          <table:table-cell table:formula="of:=[Sheet1.D$7]/(1-[Sheet1.D36])" office:value-type="float" office:value="1750">
            <text:p>1750</text:p>
          </table:table-cell>
          <table:table-cell table:formula="of:=[Sheet1.E$7]/(1-[Sheet1.E36])" office:value-type="float" office:value="3522.01257861635">
            <text:p>3522.0125786164</text:p>
          </table:table-cell>
          <table:table-cell table:formula="of:=[Sheet1.F$7]/(1-[Sheet1.F36])" office:value-type="float" office:value="7088.60759493671">
            <text:p>7088.6075949367</text:p>
          </table:table-cell>
          <table:table-cell table:formula="of:=[Sheet1.G$7]/(1-[Sheet1.G36])" office:value-type="float" office:value="12320.3285420945">
            <text:p>12320.3285420945</text:p>
          </table:table-cell>
          <table:table-cell table:formula="of:=[Sheet1.H$7]/(1-[Sheet1.H36])" office:value-type="float" office:value="24973.9854318418">
            <text:p>24973.9854318418</text:p>
          </table:table-cell>
          <table:table-cell table:formula="of:=[Sheet1.I$7]/(1-[Sheet1.I36])" office:value-type="float" office:value="50632.9113924051">
            <text:p>50632.9113924051</text:p>
          </table:table-cell>
          <table:table-cell table:formula="of:=[Sheet1.J$7]/(1-[Sheet1.J36])" office:value-type="float" office:value="101265.82278481">
            <text:p>101265.82278481</text:p>
          </table:table-cell>
          <table:table-cell table:formula="of:=[Sheet1.K$7]/(1-[Sheet1.K36])" office:value-type="float" office:value="0">
            <text:p>Err:502</text:p>
          </table:table-cell>
          <table:table-cell table:number-columns-repeated="3"/>
          <table:table-cell office:value-type="string">
            <text:p>Factor</text:p>
          </table:table-cell>
          <table:table-cell table:number-columns-repeated="11"/>
        </table:table-row>
        <table:table-row table:style-name="ro1">
          <table:table-cell office:value-type="string">
            <text:p>Effective HP AH5</text:p>
          </table:table-cell>
          <table:table-cell table:formula="of:=[Sheet1.B$7]/(1-[Sheet1.B37])" office:value-type="float" office:value="945.945945945946">
            <text:p>945.9459459459</text:p>
          </table:table-cell>
          <table:table-cell table:formula="of:=[Sheet1.C$7]/(1-[Sheet1.C37])" office:value-type="float" office:value="2000">
            <text:p>2000</text:p>
          </table:table-cell>
          <table:table-cell table:formula="of:=[Sheet1.D$7]/(1-[Sheet1.D37])" office:value-type="float" office:value="4179.10447761194">
            <text:p>4179.1044776119</text:p>
          </table:table-cell>
          <table:table-cell table:formula="of:=[Sheet1.E$7]/(1-[Sheet1.E37])" office:value-type="float" office:value="8818.89763779527">
            <text:p>8818.8976377953</text:p>
          </table:table-cell>
          <table:table-cell table:formula="of:=[Sheet1.F$7]/(1-[Sheet1.F37])" office:value-type="float" office:value="18666.6666666667">
            <text:p>18666.6666666667</text:p>
          </table:table-cell>
          <table:table-cell table:formula="of:=[Sheet1.G$7]/(1-[Sheet1.G37])" office:value-type="float" office:value="27027.027027027">
            <text:p>27027.027027027</text:p>
          </table:table-cell>
          <table:table-cell table:formula="of:=[Sheet1.H$7]/(1-[Sheet1.H37])" office:value-type="float" office:value="59701.4925373134">
            <text:p>59701.4925373134</text:p>
          </table:table-cell>
          <table:table-cell table:formula="of:=[Sheet1.I$7]/(1-[Sheet1.I37])" office:value-type="float" office:value="133333.333333333">
            <text:p>133333.333333333</text:p>
          </table:table-cell>
          <table:table-cell table:formula="of:=[Sheet1.J$7]/(1-[Sheet1.J37])" office:value-type="float" office:value="266666.666666667">
            <text:p>266666.666666667</text:p>
          </table:table-cell>
          <table:table-cell table:formula="of:=[Sheet1.K$7]/(1-[Sheet1.K37])" office:value-type="float" office:value="0">
            <text:p>Err:502</text:p>
          </table:table-cell>
          <table:table-cell table:number-columns-repeated="2"/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hields Util 1</text:p>
          </table:table-cell>
          <table:table-cell table:formula="of:=[.$N46]*[.B$6]" office:value-type="float" office:value="300">
            <text:p>300</text:p>
          </table:table-cell>
          <table:table-cell table:formula="of:=[.$N46]*[.C$6]" office:value-type="float" office:value="600">
            <text:p>600</text:p>
          </table:table-cell>
          <table:table-cell table:formula="of:=[.$N46]*[.D$6]" office:value-type="float" office:value="1200">
            <text:p>1200</text:p>
          </table:table-cell>
          <table:table-cell table:formula="of:=[.$N46]*[.E$6]" office:value-type="float" office:value="2400">
            <text:p>2400</text:p>
          </table:table-cell>
          <table:table-cell table:formula="of:=[.$N46]*[.F$6]" office:value-type="float" office:value="4800">
            <text:p>4800</text:p>
          </table:table-cell>
          <table:table-cell table:formula="of:=[.$N46]*[.G$6]" office:value-type="float" office:value="1800">
            <text:p>1800</text:p>
          </table:table-cell>
          <table:table-cell table:formula="of:=[.$N46]*[.H$6]" office:value-type="float" office:value="3600">
            <text:p>3600</text:p>
          </table:table-cell>
          <table:table-cell table:formula="of:=[.$N46]*[.I$6]" office:value-type="float" office:value="4800">
            <text:p>4800</text:p>
          </table:table-cell>
          <table:table-cell table:formula="of:=[.$N46]*[.J$6]" office:value-type="float" office:value="4800">
            <text:p>4800</text:p>
          </table:table-cell>
          <table:table-cell table:formula="of:=[.$N46]*[.K$6]" office:value-type="float" office:value="1500">
            <text:p>1500</text:p>
          </table:table-cell>
          <table:table-cell table:number-columns-repeated="2"/>
          <table:table-cell table:formula="of:=[.O46]*[.O$43]" office:value-type="float" office:value="300">
            <text:p>300</text:p>
          </table:table-cell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string">
            <text:p>HP Util 1</text:p>
          </table:table-cell>
          <table:table-cell table:formula="of:=[.$N47]*[.B$6]" office:value-type="float" office:value="100">
            <text:p>100</text:p>
          </table:table-cell>
          <table:table-cell table:formula="of:=[.$N47]*[.C$6]" office:value-type="float" office:value="200">
            <text:p>200</text:p>
          </table:table-cell>
          <table:table-cell table:formula="of:=[.$N47]*[.D$6]" office:value-type="float" office:value="400">
            <text:p>400</text:p>
          </table:table-cell>
          <table:table-cell table:formula="of:=[.$N47]*[.E$6]" office:value-type="float" office:value="800">
            <text:p>800</text:p>
          </table:table-cell>
          <table:table-cell table:formula="of:=[.$N47]*[.F$6]" office:value-type="float" office:value="1600">
            <text:p>1600</text:p>
          </table:table-cell>
          <table:table-cell table:formula="of:=[.$N47]*[.G$6]" office:value-type="float" office:value="600">
            <text:p>600</text:p>
          </table:table-cell>
          <table:table-cell table:formula="of:=[.$N47]*[.H$6]" office:value-type="float" office:value="1200">
            <text:p>1200</text:p>
          </table:table-cell>
          <table:table-cell table:formula="of:=[.$N47]*[.I$6]" office:value-type="float" office:value="1600">
            <text:p>1600</text:p>
          </table:table-cell>
          <table:table-cell table:formula="of:=[.$N47]*[.J$6]" office:value-type="float" office:value="1600">
            <text:p>1600</text:p>
          </table:table-cell>
          <table:table-cell table:formula="of:=[.$N47]*[.K$6]" office:value-type="float" office:value="500">
            <text:p>500</text:p>
          </table:table-cell>
          <table:table-cell table:number-columns-repeated="2"/>
          <table:table-cell table:formula="of:=[.O47]*[.O$43]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11"/>
        </table:table-row>
        <table:table-row table:style-name="ro1">
          <table:table-cell office:value-type="string">
            <text:p>Shield Mult A 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formula="of:=[.$N48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HP Mult A 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formula="of:=[.$N49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HP Bonus Hull 1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formula="of:=[.$N50]"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12"/>
        </table:table-row>
        <table:table-row table:style-name="ro1">
          <table:table-cell office:value-type="string">
            <text:p>station shields 1</text:p>
          </table:table-cell>
          <table:table-cell table:number-columns-repeated="5"/>
          <table:table-cell office:value-type="float" office:value="2000">
            <text:p>2000</text:p>
          </table:table-cell>
          <table:table-cell table:formula="of:=2*[.G51]" office:value-type="float" office:value="4000">
            <text:p>4000</text:p>
          </table:table-cell>
          <table:table-cell table:formula="of:=2*[.H51]" office:value-type="float" office:value="8000">
            <text:p>8000</text:p>
          </table:table-cell>
          <table:table-cell table:formula="of:=2*[.I51]" office:value-type="float" office:value="16000">
            <text:p>16000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hields Util 5</text:p>
          </table:table-cell>
          <table:table-cell table:formula="of:=[.$N53]*[.B$6]" office:value-type="float" office:value="1500">
            <text:p>1500</text:p>
          </table:table-cell>
          <table:table-cell table:formula="of:=[.$N53]*[.C$6]" office:value-type="float" office:value="3000">
            <text:p>3000</text:p>
          </table:table-cell>
          <table:table-cell table:formula="of:=[.$N53]*[.D$6]" office:value-type="float" office:value="6000">
            <text:p>6000</text:p>
          </table:table-cell>
          <table:table-cell table:formula="of:=[.$N53]*[.E$6]" office:value-type="float" office:value="12000">
            <text:p>12000</text:p>
          </table:table-cell>
          <table:table-cell table:formula="of:=[.$N53]*[.F$6]" office:value-type="float" office:value="24000">
            <text:p>24000</text:p>
          </table:table-cell>
          <table:table-cell table:formula="of:=[.$N53]*[.G$6]" office:value-type="float" office:value="9000">
            <text:p>9000</text:p>
          </table:table-cell>
          <table:table-cell table:formula="of:=[.$N53]*[.H$6]" office:value-type="float" office:value="18000">
            <text:p>18000</text:p>
          </table:table-cell>
          <table:table-cell table:formula="of:=[.$N53]*[.I$6]" office:value-type="float" office:value="24000">
            <text:p>24000</text:p>
          </table:table-cell>
          <table:table-cell table:formula="of:=[.$N53]*[.J$6]" office:value-type="float" office:value="24000">
            <text:p>24000</text:p>
          </table:table-cell>
          <table:table-cell table:formula="of:=[.$N53]*[.K$6]" office:value-type="float" office:value="7500">
            <text:p>7500</text:p>
          </table:table-cell>
          <table:table-cell table:number-columns-repeated="2"/>
          <table:table-cell table:formula="of:=[.O53]*[.O$43]" office:value-type="float" office:value="1500">
            <text:p>1500</text:p>
          </table:table-cell>
          <table:table-cell office:value-type="float" office:value="375">
            <text:p>375</text:p>
          </table:table-cell>
          <table:table-cell table:number-columns-repeated="11"/>
        </table:table-row>
        <table:table-row table:style-name="ro1">
          <table:table-cell office:value-type="string">
            <text:p>HP Util 5</text:p>
          </table:table-cell>
          <table:table-cell table:formula="of:=[.$N54]*[.B$6]" office:value-type="float" office:value="800">
            <text:p>800</text:p>
          </table:table-cell>
          <table:table-cell table:formula="of:=[.$N54]*[.C$6]" office:value-type="float" office:value="1600">
            <text:p>1600</text:p>
          </table:table-cell>
          <table:table-cell table:formula="of:=[.$N54]*[.D$6]" office:value-type="float" office:value="3200">
            <text:p>3200</text:p>
          </table:table-cell>
          <table:table-cell table:formula="of:=[.$N54]*[.E$6]" office:value-type="float" office:value="6400">
            <text:p>6400</text:p>
          </table:table-cell>
          <table:table-cell table:formula="of:=[.$N54]*[.F$6]" office:value-type="float" office:value="12800">
            <text:p>12800</text:p>
          </table:table-cell>
          <table:table-cell table:formula="of:=[.$N54]*[.G$6]" office:value-type="float" office:value="4800">
            <text:p>4800</text:p>
          </table:table-cell>
          <table:table-cell table:formula="of:=[.$N54]*[.H$6]" office:value-type="float" office:value="9600">
            <text:p>9600</text:p>
          </table:table-cell>
          <table:table-cell table:formula="of:=[.$N54]*[.I$6]" office:value-type="float" office:value="12800">
            <text:p>12800</text:p>
          </table:table-cell>
          <table:table-cell table:formula="of:=[.$N54]*[.J$6]" office:value-type="float" office:value="12800">
            <text:p>12800</text:p>
          </table:table-cell>
          <table:table-cell table:formula="of:=[.$N54]*[.K$6]" office:value-type="float" office:value="4000">
            <text:p>4000</text:p>
          </table:table-cell>
          <table:table-cell table:number-columns-repeated="2"/>
          <table:table-cell table:formula="of:=[.O54]*[.O$43]" office:value-type="float" office:value="800">
            <text:p>80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Shield Mult A 5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formula="of:=[.$N55]"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12"/>
        </table:table-row>
        <table:table-row table:style-name="ro1">
          <table:table-cell office:value-type="string">
            <text:p>HP Mult A 5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formula="of:=[.$N56]"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12"/>
        </table:table-row>
        <table:table-row table:style-name="ro1">
          <table:table-cell office:value-type="string">
            <text:p>HP Bonus Hull 5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formula="of:=[.$N57]"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2"/>
        </table:table-row>
        <table:table-row table:style-name="ro1">
          <table:table-cell office:value-type="string">
            <text:p>station shields max</text:p>
          </table:table-cell>
          <table:table-cell table:number-columns-repeated="5"/>
          <table:table-cell office:value-type="float" office:value="10000">
            <text:p>10000</text:p>
          </table:table-cell>
          <table:table-cell table:formula="of:=2*[.G58]" office:value-type="float" office:value="20000">
            <text:p>20000</text:p>
          </table:table-cell>
          <table:table-cell table:formula="of:=2*[.H58]" office:value-type="float" office:value="40000">
            <text:p>40000</text:p>
          </table:table-cell>
          <table:table-cell table:formula="of:=2*[.I58]" office:value-type="float" office:value="80000">
            <text:p>80000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Effective nothing</text:p>
          </table:table-cell>
          <table:table-cell table:formula="of:=[.B7]/(1-[.B12])" office:value-type="float" office:value="402.298850574713">
            <text:p>402.2988505747</text:p>
          </table:table-cell>
          <table:table-cell table:formula="of:=[.C7]/(1-[.C12])" office:value-type="float" office:value="790.960451977401">
            <text:p>790.9604519774</text:p>
          </table:table-cell>
          <table:table-cell table:formula="of:=[.D7]/(1-[.D12])" office:value-type="float" office:value="1564.24581005587">
            <text:p>1564.2458100559</text:p>
          </table:table-cell>
          <table:table-cell table:formula="of:=[.E7]/(1-[.E12])" office:value-type="float" office:value="3093.9226519337">
            <text:p>3093.9226519337</text:p>
          </table:table-cell>
          <table:table-cell table:formula="of:=[.F7]/(1-[.F12])" office:value-type="float" office:value="6111.8690313779">
            <text:p>6111.8690313779</text:p>
          </table:table-cell>
          <table:table-cell table:formula="of:=[.G7]/(1-[.G12])" office:value-type="float" office:value="11450.3816793893">
            <text:p>11450.3816793893</text:p>
          </table:table-cell>
          <table:table-cell table:formula="of:=[.H7]/(1-[.H12])" office:value-type="float" office:value="22346.3687150838">
            <text:p>22346.3687150838</text:p>
          </table:table-cell>
          <table:table-cell table:formula="of:=[.I7]/(1-[.I12])" office:value-type="float" office:value="43656.207366985">
            <text:p>43656.207366985</text:p>
          </table:table-cell>
          <table:table-cell table:formula="of:=[.J7]/(1-[.J12])" office:value-type="float" office:value="87312.41473397">
            <text:p>87312.41473397</text:p>
          </table:table-cell>
          <table:table-cell table:formula="of:=[.K7]/(1-[.K12])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Shield 1</text:p>
          </table:table-cell>
          <table:table-cell table:formula="of:=[.B$7]*[.N$49]/(1-[.B12])+[.N46]*[.N48]" office:value-type="float" office:value="702.298850574713">
            <text:p>702.2988505747</text:p>
          </table:table-cell>
          <table:table-cell table:formula="of:=[.C$7]*[.C$49]/(1-[.C12])+[.C46]*[.C48]" office:value-type="float" office:value="1390.9604519774">
            <text:p>1390.9604519774</text:p>
          </table:table-cell>
          <table:table-cell table:formula="of:=[.D$7]*[.D$49]/(1-[.D12])+[.D46]*[.D48]" office:value-type="float" office:value="2764.24581005587">
            <text:p>2764.2458100559</text:p>
          </table:table-cell>
          <table:table-cell table:formula="of:=[.E$7]*[.E$49]/(1-[.E12])+[.E46]*[.E48]" office:value-type="float" office:value="5493.9226519337">
            <text:p>5493.9226519337</text:p>
          </table:table-cell>
          <table:table-cell table:formula="of:=[.F$7]*[.F$49]/(1-[.F12])+[.F46]*[.F48]" office:value-type="float" office:value="10911.8690313779">
            <text:p>10911.8690313779</text:p>
          </table:table-cell>
          <table:table-cell table:formula="of:=[.G$7]*[.G$49]/(1-[.G12])+([.G46]+[.G51])*[.G48]" office:value-type="float" office:value="15250.3816793893">
            <text:p>15250.3816793893</text:p>
          </table:table-cell>
          <table:table-cell table:formula="of:=[.H$7]*[.H$49]/(1-[.H12])+([.H46]+[.H51])*[.H48]" office:value-type="float" office:value="29946.3687150838">
            <text:p>29946.3687150838</text:p>
          </table:table-cell>
          <table:table-cell table:formula="of:=[.I$7]*[.I$49]/(1-[.I12])+([.I46]+[.I51])*[.I48]" office:value-type="float" office:value="56456.207366985">
            <text:p>56456.207366985</text:p>
          </table:table-cell>
          <table:table-cell table:formula="of:=[.J$7]*[.J$49]/(1-[.J12])+([.J46]+[.J51])*[.J48]" office:value-type="float" office:value="108112.41473397">
            <text:p>108112.41473397</text:p>
          </table:table-cell>
          <table:table-cell table:formula="of:=[.K$7]*[.K$49]/(1-[.K12])+[.K46]*[.K48]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Armor 1</text:p>
          </table:table-cell>
          <table:table-cell table:formula="of:=([.B$7]+[.N47])*[.N$49]/(1-[.B13])" office:value-type="float" office:value="775.862068965517">
            <text:p>775.8620689655</text:p>
          </table:table-cell>
          <table:table-cell table:formula="of:=([.C$7]+[.C47])*[.C$49]/(1-[.C13])" office:value-type="float" office:value="1463.41463414634">
            <text:p>1463.4146341464</text:p>
          </table:table-cell>
          <table:table-cell table:formula="of:=([.D$7]+[.D47])*[.D$49]/(1-[.D13])" office:value-type="float" office:value="2769.23076923077">
            <text:p>2769.2307692308</text:p>
          </table:table-cell>
          <table:table-cell table:formula="of:=([.E$7]+[.E47])*[.E$49]/(1-[.E13])" office:value-type="float" office:value="5255.47445255474">
            <text:p>5255.4744525548</text:p>
          </table:table-cell>
          <table:table-cell table:formula="of:=([.F$7]+[.F47])*[.F$49]/(1-[.F13])" office:value-type="float" office:value="10000">
            <text:p>10000</text:p>
          </table:table-cell>
          <table:table-cell table:formula="of:=([.G$7]+[.G47])*[.G$49]/(1-[.G13])" office:value-type="float" office:value="18275.8620689655">
            <text:p>18275.8620689655</text:p>
          </table:table-cell>
          <table:table-cell table:formula="of:=([.H$7]+[.H47])*[.H$49]/(1-[.H13])" office:value-type="float" office:value="32615.3846153846">
            <text:p>32615.3846153846</text:p>
          </table:table-cell>
          <table:table-cell table:formula="of:=([.I$7]+[.I47])*[.I$49]/(1-[.I13])" office:value-type="float" office:value="57777.7777777778">
            <text:p>57777.7777777778</text:p>
          </table:table-cell>
          <table:table-cell table:formula="of:=([.J$7]+[.J47])*[.J$49]/(1-[.J13])" office:value-type="float" office:value="113333.333333333">
            <text:p>113333.333333333</text:p>
          </table:table-cell>
          <table:table-cell table:formula="of:=([.K$7]+[.K47])*[.K$49]/(1-[.K13])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Hull Shield 1</text:p>
          </table:table-cell>
          <table:table-cell table:formula="of:=([.B$7])*([.N$49]+[.N50])/(1-[.B12])+[.N46]*[.N48]" office:value-type="float" office:value="863.218390804598">
            <text:p>863.2183908046</text:p>
          </table:table-cell>
          <table:table-cell table:formula="of:=([.C$7])*([.C$49]+[.C50])/(1-[.C12])+[.C46]*[.C48]" office:value-type="float" office:value="1707.34463276836">
            <text:p>1707.3446327684</text:p>
          </table:table-cell>
          <table:table-cell table:formula="of:=([.D$7])*([.D$49]+[.D50])/(1-[.D12])+[.D46]*[.D48]" office:value-type="float" office:value="3389.94413407821">
            <text:p>3389.9441340782</text:p>
          </table:table-cell>
          <table:table-cell table:formula="of:=([.E$7])*([.E$49]+[.E50])/(1-[.E12])+[.E46]*[.E48]" office:value-type="float" office:value="6731.49171270718">
            <text:p>6731.4917127072</text:p>
          </table:table-cell>
          <table:table-cell table:formula="of:=([.F$7])*([.F$49]+[.F50])/(1-[.F12])+[.F46]*[.F48]" office:value-type="float" office:value="13356.6166439291">
            <text:p>13356.6166439291</text:p>
          </table:table-cell>
          <table:table-cell table:formula="of:=([.G$7])*([.G$49]+[.G50])/(1-[.G12])+[.G46]*[.G48]" office:value-type="float" office:value="17830.534351145">
            <text:p>17830.534351145</text:p>
          </table:table-cell>
          <table:table-cell table:formula="of:=([.H$7])*([.H$49]+[.H50])/(1-[.H12])+[.H46]*[.H48]" office:value-type="float" office:value="34884.9162011173">
            <text:p>34884.9162011173</text:p>
          </table:table-cell>
          <table:table-cell table:formula="of:=([.I$7])*([.I$49]+[.I50])/(1-[.I12])+[.I46]*[.I48]" office:value-type="float" office:value="65918.690313779">
            <text:p>65918.690313779</text:p>
          </table:table-cell>
          <table:table-cell table:formula="of:=([.J$7])*([.J$49]+[.J50])/(1-[.J12])+[.J46]*[.J48]" office:value-type="float" office:value="127037.380627558">
            <text:p>127037.380627558</text:p>
          </table:table-cell>
          <table:table-cell table:formula="of:=([.K$7])*([.K$49]+[.K50])/(1-[.K12])+[.K46]*[.K48]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Hull Hull 1</text:p>
          </table:table-cell>
          <table:table-cell table:style-name="ce2" table:formula="of:=([.B$7]+[.N47])*([.N$49]+[.N50])/(1-[.B12])" office:value-type="float" office:value="724.137931034483">
            <text:p>724.1379310345</text:p>
          </table:table-cell>
          <table:table-cell table:style-name="ce2" table:formula="of:=([.C$7]+[.C47])*([.C$49]+[.C50])/(1-[.C12])" office:value-type="float" office:value="1423.72881355932">
            <text:p>1423.7288135593</text:p>
          </table:table-cell>
          <table:table-cell table:style-name="ce2" table:formula="of:=([.D$7]+[.D47])*([.D$49]+[.D50])/(1-[.D12])" office:value-type="float" office:value="2815.64245810056">
            <text:p>2815.6424581006</text:p>
          </table:table-cell>
          <table:table-cell table:style-name="ce2" table:formula="of:=([.E$7]+[.E47])*([.E$49]+[.E50])/(1-[.E12])" office:value-type="float" office:value="5569.06077348066">
            <text:p>5569.0607734807</text:p>
          </table:table-cell>
          <table:table-cell table:style-name="ce2" table:formula="of:=([.F$7]+[.F47])*([.F$49]+[.F50])/(1-[.F12])" office:value-type="float" office:value="11001.3642564802">
            <text:p>11001.3642564802</text:p>
          </table:table-cell>
          <table:table-cell table:style-name="ce2" table:formula="of:=([.G$7]+[.G47])*([.G$49]+[.G50])/(1-[.G12])" office:value-type="float" office:value="16992.3664122137">
            <text:p>16992.3664122137</text:p>
          </table:table-cell>
          <table:table-cell table:style-name="ce2" table:formula="of:=([.H$7]+[.H47])*([.H$49]+[.H50])/(1-[.H12])" office:value-type="float" office:value="33162.0111731843">
            <text:p>33162.0111731843</text:p>
          </table:table-cell>
          <table:table-cell table:style-name="ce2" table:formula="of:=([.I$7]+[.I47])*([.I$49]+[.I50])/(1-[.I12])" office:value-type="float" office:value="63563.4379263301">
            <text:p>63563.4379263301</text:p>
          </table:table-cell>
          <table:table-cell table:style-name="ce2" table:formula="of:=([.J$7]+[.J47])*([.J$49]+[.J50])/(1-[.J12])" office:value-type="float" office:value="124682.128240109">
            <text:p>124682.128240109</text:p>
          </table:table-cell>
          <table:table-cell table:style-name="ce2" table:formula="of:=([.K$7]+[.K47])*([.K$49]+[.K50])/(1-[.K12])" office:value-type="float" office:value="0">
            <text:p>Err:502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Effective HP Shield 5</text:p>
          </table:table-cell>
          <table:table-cell table:formula="of:=[.B$7]*[.N$49]/(1-[.B36])+[.N53]*[.N55]" office:value-type="float" office:value="3132.0987654321">
            <text:p>3132.0987654321</text:p>
          </table:table-cell>
          <table:table-cell table:formula="of:=[.C$7]*[.C$49]/(1-[.C36])+[.C53]*[.C55]" office:value-type="float" office:value="6269.5652173913">
            <text:p>6269.5652173913</text:p>
          </table:table-cell>
          <table:table-cell table:formula="of:=[.D$7]*[.D$49]/(1-[.D36])+[.D53]*[.D55]" office:value-type="float" office:value="12550">
            <text:p>12550</text:p>
          </table:table-cell>
          <table:table-cell table:formula="of:=[.E$7]*[.E$49]/(1-[.E36])+[.E53]*[.E55]" office:value-type="float" office:value="25122.0125786164">
            <text:p>25122.0125786164</text:p>
          </table:table-cell>
          <table:table-cell table:formula="of:=[.F$7]*[.F$49]/(1-[.F36])+[.F53]*[.F55]" office:value-type="float" office:value="50288.6075949367">
            <text:p>50288.6075949367</text:p>
          </table:table-cell>
          <table:table-cell table:formula="of:=[.G$7]*[.G$49]/(1-[.G36])+([.G53]+[.G58])*[.G55]" office:value-type="float" office:value="46520.3285420945">
            <text:p>46520.3285420945</text:p>
          </table:table-cell>
          <table:table-cell table:formula="of:=[.H$7]*[.H$49]/(1-[.H36])+([.H53]+[.H58])*[.H55]" office:value-type="float" office:value="93373.9854318418">
            <text:p>93373.9854318418</text:p>
          </table:table-cell>
          <table:table-cell table:formula="of:=[.I$7]*[.I$49]/(1-[.I36])+([.I53]+[.I58])*[.I55]" office:value-type="float" office:value="165832.911392405">
            <text:p>165832.911392405</text:p>
          </table:table-cell>
          <table:table-cell table:formula="of:=[.J$7]*[.J$49]/(1-[.J36])+([.J53]+[.J58])*[.J55]" office:value-type="float" office:value="288465.82278481">
            <text:p>288465.82278481</text:p>
          </table:table-cell>
          <table:table-cell table:formula="of:=[.K$7]*[.K$49]/(1-[.K36])+[.K53]*[.K55]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Armor 5</text:p>
          </table:table-cell>
          <table:table-cell table:formula="of:=([.B$7]+[.N54])*[.N$49]/(1-[.B37])" office:value-type="float" office:value="3108.10810810811">
            <text:p>3108.1081081081</text:p>
          </table:table-cell>
          <table:table-cell table:formula="of:=([.C$7]+[.C54])*[.C$49]/(1-[.C37])" office:value-type="float" office:value="6571.42857142857">
            <text:p>6571.4285714286</text:p>
          </table:table-cell>
          <table:table-cell table:formula="of:=([.D$7]+[.D54])*[.D$49]/(1-[.D37])" office:value-type="float" office:value="13731.3432835821">
            <text:p>13731.3432835821</text:p>
          </table:table-cell>
          <table:table-cell table:formula="of:=([.E$7]+[.E54])*[.E$49]/(1-[.E37])" office:value-type="float" office:value="28976.3779527559">
            <text:p>28976.3779527559</text:p>
          </table:table-cell>
          <table:table-cell table:formula="of:=([.F$7]+[.F54])*[.F$49]/(1-[.F37])" office:value-type="float" office:value="61333.3333333333">
            <text:p>61333.3333333333</text:p>
          </table:table-cell>
          <table:table-cell table:formula="of:=([.G$7]+[.G54])*[.G$49]/(1-[.G37])" office:value-type="float" office:value="40000">
            <text:p>40000</text:p>
          </table:table-cell>
          <table:table-cell table:formula="of:=([.H$7]+[.H54])*[.H$49]/(1-[.H37])" office:value-type="float" office:value="88358.2089552239">
            <text:p>88358.2089552239</text:p>
          </table:table-cell>
          <table:table-cell table:formula="of:=([.I$7]+[.I54])*[.I$49]/(1-[.I37])" office:value-type="float" office:value="176000">
            <text:p>176000</text:p>
          </table:table-cell>
          <table:table-cell table:formula="of:=([.J$7]+[.J54])*[.J$49]/(1-[.J37])" office:value-type="float" office:value="309333.333333333">
            <text:p>309333.333333333</text:p>
          </table:table-cell>
          <table:table-cell table:formula="of:=([.K$7]+[.K54])*[.K$49]/(1-[.K37])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Hull Shield 5</text:p>
          </table:table-cell>
          <table:table-cell table:formula="of:=([.B$7])*([.N$49]+[.N57])/(1-[.B36])+[.N53]*[.N55]" office:value-type="float" office:value="3477.77777777778">
            <text:p>3477.7777777778</text:p>
          </table:table-cell>
          <table:table-cell table:formula="of:=([.C$7])*([.C$49]+[.C57])/(1-[.C36])+[.C53]*[.C55]" office:value-type="float" office:value="6965.21739130435">
            <text:p>6965.2173913044</text:p>
          </table:table-cell>
          <table:table-cell table:formula="of:=([.D$7])*([.D$49]+[.D57])/(1-[.D36])+[.D53]*[.D55]" office:value-type="float" office:value="13950">
            <text:p>13950</text:p>
          </table:table-cell>
          <table:table-cell table:formula="of:=([.E$7])*([.E$49]+[.E57])/(1-[.E36])+[.E53]*[.E55]" office:value-type="float" office:value="27939.6226415094">
            <text:p>27939.6226415094</text:p>
          </table:table-cell>
          <table:table-cell table:formula="of:=([.F$7])*([.F$49]+[.F57])/(1-[.F36])+[.F53]*[.F55]" office:value-type="float" office:value="55959.4936708861">
            <text:p>55959.4936708861</text:p>
          </table:table-cell>
          <table:table-cell table:formula="of:=([.G$7])*([.G$49]+[.G57])/(1-[.G36])+[.G53]*[.G55]" office:value-type="float" office:value="38376.59137577">
            <text:p>38376.59137577</text:p>
          </table:table-cell>
          <table:table-cell table:formula="of:=([.H$7])*([.H$49]+[.H57])/(1-[.H36])+[.H53]*[.H55]" office:value-type="float" office:value="77353.1737773153">
            <text:p>77353.1737773153</text:p>
          </table:table-cell>
          <table:table-cell table:formula="of:=([.I$7])*([.I$49]+[.I57])/(1-[.I36])+[.I53]*[.I55]" office:value-type="float" office:value="134339.240506329">
            <text:p>134339.240506329</text:p>
          </table:table-cell>
          <table:table-cell table:formula="of:=([.J$7])*([.J$49]+[.J57])/(1-[.J36])+[.J53]*[.J55]" office:value-type="float" office:value="225478.481012658">
            <text:p>225478.481012658</text:p>
          </table:table-cell>
          <table:table-cell table:formula="of:=([.K$7])*([.K$49]+[.K57])/(1-[.K36])+[.K53]*[.K55]" office:value-type="float" office:value="0">
            <text:p>Err:502</text:p>
          </table:table-cell>
          <table:table-cell table:number-columns-repeated="15"/>
        </table:table-row>
        <table:table-row table:style-name="ro1">
          <table:table-cell office:value-type="string">
            <text:p>Effective HP Hull Hull 5</text:p>
          </table:table-cell>
          <table:table-cell table:style-name="ce2" table:formula="of:=([.B$7]+[.N54])*([.N$49]+[.N57])/(1-[.B36])" office:value-type="float" office:value="2555.55555555556">
            <text:p>2555.5555555556</text:p>
          </table:table-cell>
          <table:table-cell table:style-name="ce2" table:formula="of:=([.C$7]+[.C54])*([.C$49]+[.C57])/(1-[.C36])" office:value-type="float" office:value="5142.85714285714">
            <text:p>5142.8571428572</text:p>
          </table:table-cell>
          <table:table-cell table:style-name="ce2" table:formula="of:=([.D$7]+[.D54])*([.D$49]+[.D57])/(1-[.D36])" office:value-type="float" office:value="10350">
            <text:p>10350</text:p>
          </table:table-cell>
          <table:table-cell table:style-name="ce2" table:formula="of:=([.E$7]+[.E54])*([.E$49]+[.E57])/(1-[.E36])" office:value-type="float" office:value="20830.1886792453">
            <text:p>20830.1886792453</text:p>
          </table:table-cell>
          <table:table-cell table:style-name="ce2" table:formula="of:=([.F$7]+[.F54])*([.F$49]+[.F57])/(1-[.F36])" office:value-type="float" office:value="41924.0506329114">
            <text:p>41924.0506329114</text:p>
          </table:table-cell>
          <table:table-cell table:style-name="ce2" table:formula="of:=([.G$7]+[.G54])*([.G$49]+[.G57])/(1-[.G36])" office:value-type="float" office:value="32821.3552361396">
            <text:p>32821.3552361396</text:p>
          </table:table-cell>
          <table:table-cell table:style-name="ce2" table:formula="of:=([.H$7]+[.H54])*([.H$49]+[.H57])/(1-[.H36])" office:value-type="float" office:value="66530.6971904266">
            <text:p>66530.6971904266</text:p>
          </table:table-cell>
          <table:table-cell table:style-name="ce2" table:formula="of:=([.I$7]+[.I54])*([.I$49]+[.I57])/(1-[.I36])" office:value-type="float" office:value="120303.797468354">
            <text:p>120303.797468354</text:p>
          </table:table-cell>
          <table:table-cell table:style-name="ce2" table:formula="of:=([.J$7]+[.J54])*([.J$49]+[.J57])/(1-[.J36])" office:value-type="float" office:value="211443.037974684">
            <text:p>211443.037974684</text:p>
          </table:table-cell>
          <table:table-cell table:style-name="ce2" table:formula="of:=([.K$7]+[.K54])*([.K$49]+[.K57])/(1-[.K36])" office:value-type="float" office:value="0">
            <text:p>Err:502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2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[.B60]" office:value-type="float" office:value="402.298850574713">
            <text:p>402.2988505747</text:p>
          </table:table-cell>
          <table:table-cell table:number-columns-repeated="24"/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string">
            <text:p>Architecture</text:p>
          </table:table-cell>
          <table:table-cell office:value-type="string">
            <text:p>Hull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29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35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39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4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44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54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69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80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87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91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98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134</text:p>
          </table:table-cell>
        </table:table-row>
        <table:table-row table:style-name="ro1">
          <table:table-cell office:value-type="string">
            <text:p>69</text:p>
          </table:table-cell>
          <table:table-cell office:value-type="string">
            <text:p>161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178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186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176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254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string">
            <text:p>314</text:p>
          </table:table-cell>
        </table:table-row>
        <table:table-row table:style-name="ro1">
          <table:table-cell office:value-type="string">
            <text:p>153</text:p>
          </table:table-cell>
          <table:table-cell office:value-type="string">
            <text:p>357</text:p>
          </table:table-cell>
        </table:table-row>
        <table:table-row table:style-name="ro1">
          <table:table-cell office:value-type="string">
            <text:p>164</text:p>
          </table:table-cell>
          <table:table-cell office:value-type="string">
            <text:p>382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314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465</text:p>
          </table:table-cell>
        </table:table-row>
        <table:table-row table:style-name="ro1">
          <table:table-cell office:value-type="string">
            <text:p>254</text:p>
          </table:table-cell>
          <table:table-cell office:value-type="string">
            <text:p>594</text:p>
          </table:table-cell>
        </table:table-row>
        <table:table-row table:style-name="ro1">
          <table:table-cell office:value-type="string">
            <text:p>300</text:p>
          </table:table-cell>
          <table:table-cell office:value-type="string">
            <text:p>700</text:p>
          </table:table-cell>
        </table:table-row>
        <table:table-row table:style-name="ro1">
          <table:table-cell office:value-type="string">
            <text:p>336</text:p>
          </table:table-cell>
          <table:table-cell office:value-type="string">
            <text:p>784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176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207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232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251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265</text:p>
          </table:table-cell>
        </table:table-row>
        <table:table-row table:style-name="ro1">
          <table:table-cell office:value-type="string">
            <text:p>126</text:p>
          </table:table-cell>
          <table:table-cell office:value-type="string">
            <text:p>294</text:p>
          </table:table-cell>
        </table:table-row>
        <table:table-row table:style-name="ro1">
          <table:table-cell office:value-type="string">
            <text:p>172</text:p>
          </table:table-cell>
          <table:table-cell office:value-type="string">
            <text:p>402</text:p>
          </table:table-cell>
        </table:table-row>
        <table:table-row table:style-name="ro1">
          <table:table-cell office:value-type="string">
            <text:p>207</text:p>
          </table:table-cell>
          <table:table-cell office:value-type="string">
            <text:p>482</text:p>
          </table:table-cell>
        </table:table-row>
        <table:table-row table:style-name="ro1">
          <table:table-cell office:value-type="string">
            <text:p>229</text:p>
          </table:table-cell>
          <table:table-cell office:value-type="string">
            <text:p>534</text:p>
          </table:table-cell>
        </table:table-row>
        <table:table-row table:style-name="ro1">
          <table:table-cell office:value-type="string">
            <text:p>239</text:p>
          </table:table-cell>
          <table:table-cell office:value-type="string">
            <text:p>559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314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465</text:p>
          </table:table-cell>
        </table:table-row>
        <table:table-row table:style-name="ro1">
          <table:table-cell office:value-type="string">
            <text:p>254</text:p>
          </table:table-cell>
          <table:table-cell office:value-type="string">
            <text:p>594</text:p>
          </table:table-cell>
        </table:table-row>
        <table:table-row table:style-name="ro1">
          <table:table-cell office:value-type="string">
            <text:p>300</text:p>
          </table:table-cell>
          <table:table-cell office:value-type="string">
            <text:p>700</text:p>
          </table:table-cell>
        </table:table-row>
        <table:table-row table:style-name="ro1">
          <table:table-cell office:value-type="string">
            <text:p>336</text:p>
          </table:table-cell>
          <table:table-cell office:value-type="string">
            <text:p>784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314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465</text:p>
          </table:table-cell>
        </table:table-row>
        <table:table-row table:style-name="ro1">
          <table:table-cell office:value-type="string">
            <text:p>254</text:p>
          </table:table-cell>
          <table:table-cell office:value-type="string">
            <text:p>594</text:p>
          </table:table-cell>
        </table:table-row>
        <table:table-row table:style-name="ro1">
          <table:table-cell office:value-type="string">
            <text:p>300</text:p>
          </table:table-cell>
          <table:table-cell office:value-type="string">
            <text:p>700</text:p>
          </table:table-cell>
        </table:table-row>
        <table:table-row table:style-name="ro1">
          <table:table-cell office:value-type="string">
            <text:p>336</text:p>
          </table:table-cell>
          <table:table-cell office:value-type="string">
            <text:p>7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1/16/2018</text:date>, <text:time>13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02:56.791312161</meta:creation-date>
    <dc:date>2018-01-16T13:50:50.66</dc:date>
    <meta:editing-duration>PT5H27M30S</meta:editing-duration>
    <meta:editing-cycles>11</meta:editing-cycles>
    <meta:generator>OpenOffice/4.1.0$Win32 OpenOffice.org_project/410m18$Build-9764</meta:generator>
    <dc:creator>David </dc:creator>
    <meta:document-statistic meta:table-count="2" meta:cell-count="7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2.787cm" svg:y="3.13cm" style:legend-expansion="high" chart:style-name="ch2"/>
        <chart:plot-area chart:style-name="ch3" table:cell-range-address="Sheet1.Q17:Sheet1.U22" chart:data-source-has-labels="row" svg:x="1.358cm" svg:y="0.851cm" svg:width="10.789cm" svg:height="6.942cm">
          <chartooo:coordinate-region svg:x="2.085cm" svg:y="1.064cm" svg:width="9.968cm" svg:height="6.056cm"/>
          <chart:axis chart:dimension="x" chart:name="primary-x" chart:style-name="ch4">
            <chart:title svg:x="6.417cm" svg:y="7.973cm" chart:style-name="ch5">
              <text:p>Tier</text:p>
            </chart:title>
          </chart:axis>
          <chart:axis chart:dimension="y" chart:name="primary-y" chart:style-name="ch4">
            <chart:title svg:x="0.451cm" svg:y="5.848cm" chart:style-name="ch6">
              <text:p>normalized hitpoints</text:p>
            </chart:title>
            <chart:grid chart:style-name="ch7" chart:class="major"/>
          </chart:axis>
          <chart:series chart:style-name="ch8" chart:values-cell-range-address="Sheet1.Q18:Sheet1.Q22" chart:label-cell-address="Sheet1.Q17:Sheet1.Q17" chart:class="chart:line">
            <chart:data-point chart:repeated="5"/>
          </chart:series>
          <chart:series chart:style-name="ch9" chart:values-cell-range-address="Sheet1.R18:Sheet1.R22" chart:label-cell-address="Sheet1.R17:Sheet1.R17" chart:class="chart:line">
            <chart:data-point chart:repeated="5"/>
          </chart:series>
          <chart:series chart:style-name="ch10" chart:values-cell-range-address="Sheet1.S18:Sheet1.S22" chart:label-cell-address="Sheet1.S17:Sheet1.S17" chart:class="chart:line">
            <chart:data-point chart:repeated="5"/>
          </chart:series>
          <chart:series chart:style-name="ch11" chart:values-cell-range-address="Sheet1.T18:Sheet1.T22" chart:label-cell-address="Sheet1.T17:Sheet1.T17" chart:class="chart:line">
            <chart:data-point chart:repeated="5"/>
          </chart:series>
          <chart:series chart:style-name="ch12" chart:values-cell-range-address="Sheet1.U18:Sheet1.U22" chart:label-cell-address="Sheet1.U17:Sheet1.U1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vette</text:p>
                <draw:g>
                  <svg:desc>Sheet1.Q17:Sheet1.Q17</svg:desc>
                </draw:g>
              </table:table-cell>
              <table:table-cell office:value-type="string">
                <text:p>destroyer</text:p>
                <draw:g>
                  <svg:desc>Sheet1.R17:Sheet1.R17</svg:desc>
                </draw:g>
              </table:table-cell>
              <table:table-cell office:value-type="string">
                <text:p>cruiser</text:p>
                <draw:g>
                  <svg:desc>Sheet1.S17:Sheet1.S17</svg:desc>
                </draw:g>
              </table:table-cell>
              <table:table-cell office:value-type="string">
                <text:p>battleship</text:p>
                <draw:g>
                  <svg:desc>Sheet1.T17:Sheet1.T17</svg:desc>
                </draw:g>
              </table:table-cell>
              <table:table-cell office:value-type="string">
                <text:p>dreadnought</text:p>
                <draw:g>
                  <svg:desc>Sheet1.U17:Sheet1.U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413793103448">
                <text:p>1.72413793103448</text:p>
                <draw:g>
                  <svg:desc>Sheet1.Q18:Sheet1.Q22</svg:desc>
                </draw:g>
              </table:table-cell>
              <table:table-cell office:value-type="float" office:value="1.6260162601626">
                <text:p>1.6260162601626</text:p>
                <draw:g>
                  <svg:desc>Sheet1.R18:Sheet1.R22</svg:desc>
                </draw:g>
              </table:table-cell>
              <table:table-cell office:value-type="float" office:value="1.53846153846154">
                <text:p>1.53846153846154</text:p>
                <draw:g>
                  <svg:desc>Sheet1.S18:Sheet1.S22</svg:desc>
                </draw:g>
              </table:table-cell>
              <table:table-cell office:value-type="float" office:value="1.45985401459854">
                <text:p>1.45985401459854</text:p>
                <draw:g>
                  <svg:desc>Sheet1.T18:Sheet1.T22</svg:desc>
                </draw:g>
              </table:table-cell>
              <table:table-cell office:value-type="float" office:value="1.38888888888889">
                <text:p>1.38888888888889</text:p>
                <draw:g>
                  <svg:desc>Sheet1.U18:Sheet1.U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019801980198">
                <text:p>1.98019801980198</text:p>
              </table:table-cell>
              <table:table-cell office:value-type="float" office:value="1.91387559808612">
                <text:p>1.91387559808612</text:p>
              </table:table-cell>
              <table:table-cell office:value-type="float" office:value="1.83066361556064">
                <text:p>1.83066361556064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272727272727">
                <text:p>2.27272727272727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2.27920227920228">
                <text:p>2.27920227920228</text:p>
              </table:table-cell>
              <table:table-cell office:value-type="float" office:value="2.12765957446808">
                <text:p>2.12765957446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73972602739726">
                <text:p>2.73972602739726</text:p>
              </table:table-cell>
              <table:table-cell office:value-type="float" office:value="2.75862068965517">
                <text:p>2.7586206896551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98507462686567">
                <text:p>2.98507462686567</text:p>
              </table:table-cell>
              <table:table-cell office:value-type="float" office:value="3.1496062992126">
                <text:p>3.1496062992126</text:p>
              </table:table-cell>
              <table:table-cell office:value-type="float" office:value="3.33333333333333">
                <text:p>3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